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4000000048794BD435F814FA9.png" manifest:media-type="image/png"/>
  <manifest:file-entry manifest:full-path="Pictures/100002010000001000000010B468791DE2F3F600.png" manifest:media-type="image/png"/>
  <manifest:file-entry manifest:full-path="Pictures/10000000000004000000002F723754905B8D7B12.png" manifest:media-type="image/png"/>
  <manifest:file-entry manifest:full-path="Pictures/1000000000000004000000047703FAF6BA2DE6CF.png" manifest:media-type="image/png"/>
  <manifest:file-entry manifest:full-path="Pictures/100000000000000400000004FA2BD92A0717F98B.png" manifest:media-type="image/png"/>
  <manifest:file-entry manifest:full-path="Pictures/100000000000000400000004FFDF1E99AD571B1A.png" manifest:media-type="image/png"/>
  <manifest:file-entry manifest:full-path="Pictures/100000000000000400000004C53FF014DB3573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1" svg:font-family="Arimo"/>
    <style:font-face style:name="Arimo" svg:font-family="Arimo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669999" draw:stroke-linejoin="miter" svg:stroke-linecap="butt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476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35cm" svg:stroke-color="#669999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solid" draw:fill-color="#fffff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solid" draw:fill-color="#e1e1e1"/>
    </style:style>
    <style:style style:name="gr10" style:family="graphic" style:parent-style-name="standard">
      <style:graphic-properties draw:stroke="solid" svg:stroke-width="0.016cm" svg:stroke-color="#808080" draw:stroke-linejoin="miter" svg:stroke-linecap="square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solid" svg:stroke-width="0.016cm" svg:stroke-color="#ffffff" draw:stroke-linejoin="miter" svg:stroke-linecap="square" draw:fill="none" fo:padding-top="0.008cm" fo:padding-bottom="0.008cm" fo:padding-left="0.008cm" fo:padding-right="0.008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99cm" fo:min-width="0.199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6cm" svg:stroke-color="#808080" draw:stroke-linejoin="miter" svg:stroke-linecap="square" draw:fill="solid" draw:fill-color="#ffffff" fo:padding-top="0.008cm" fo:padding-bottom="0.008cm" fo:padding-left="0.008cm" fo:padding-right="0.008cm"/>
    </style:style>
    <style:style style:name="gr14" style:family="graphic" style:parent-style-name="standard">
      <style:graphic-properties draw:stroke="solid" svg:stroke-width="0.016cm" svg:stroke-color="#000000" draw:stroke-linejoin="miter" svg:stroke-linecap="square" draw:fill="none" fo:padding-top="0.008cm" fo:padding-bottom="0.008cm" fo:padding-left="0.008cm" fo:padding-right="0.008cm"/>
    </style:style>
    <style:style style:name="gr15" style:family="graphic" style:parent-style-name="standard">
      <style:graphic-properties draw:stroke="none" draw:fill="solid" draw:fill-color="#f0f0e0"/>
    </style:style>
    <style:style style:name="gr16" style:family="graphic" style:parent-style-name="standard">
      <style:graphic-properties draw:stroke="none" draw:fill="solid" draw:fill-color="#eeeeee"/>
    </style:style>
    <style:style style:name="gr17" style:family="graphic" style:parent-style-name="standard">
      <style:graphic-properties draw:stroke="none" draw:fill="solid" draw:fill-color="#eeddee"/>
    </style:style>
    <style:style style:name="gr18" style:family="graphic" style:parent-style-name="standard">
      <style:graphic-properties draw:stroke="none" draw:fill="solid" draw:fill-color="#0066cc"/>
    </style:style>
    <style:style style:name="gr19" style:family="graphic" style:parent-style-name="standard">
      <style:graphic-properties draw:stroke="none" draw:fill="solid" draw:fill-color="#ff3300"/>
    </style:style>
    <style:style style:name="gr20" style:family="graphic" style:parent-style-name="standard">
      <style:graphic-properties draw:stroke="none" draw:fill="solid" draw:fill-color="#ff6600"/>
    </style:style>
    <style:style style:name="gr21" style:family="graphic" style:parent-style-name="standard">
      <style:graphic-properties draw:stroke="none" draw:fill="solid" draw:fill-color="#ff9900"/>
    </style:style>
    <style:style style:name="gr22" style:family="graphic" style:parent-style-name="standard">
      <style:graphic-properties draw:stroke="none" draw:fill="solid" draw:fill-color="#000000"/>
    </style:style>
    <style:style style:name="gr23" style:family="graphic" style:parent-style-name="standard">
      <style:graphic-properties draw:stroke="solid" svg:stroke-width="0.016cm" svg:stroke-color="#cecece" draw:stroke-linejoin="miter" svg:stroke-linecap="square" draw:fill="none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3cm" fo:min-width="0.23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183cm" fo:min-width="0.183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16cm" svg:stroke-color="#ff0000" draw:stroke-linejoin="miter" svg:stroke-linecap="square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solid" svg:stroke-width="0.016cm" svg:stroke-color="#0066cc" draw:stroke-linejoin="miter" svg:stroke-linecap="square" draw:fill="none" fo:padding-top="0.008cm" fo:padding-bottom="0.008cm" fo:padding-left="0.008cm" fo:padding-right="0.008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66cm" fo:padding-top="0cm" fo:padding-bottom="0cm" fo:padding-left="0cm" fo:padding-right="0cm"/>
    </style:style>
    <style:style style:name="gr29" style:family="graphic" style:parent-style-name="standard">
      <style:graphic-properties draw:stroke="solid" svg:stroke-width="0.016cm" svg:stroke-color="#ff6600" draw:stroke-linejoin="miter" svg:stroke-linecap="square" draw:fill="none" fo:padding-top="0.008cm" fo:padding-bottom="0.008cm" fo:padding-left="0.008cm" fo:padding-right="0.008cm"/>
    </style:style>
    <style:style style:name="gr30" style:family="graphic" style:parent-style-name="standard">
      <style:graphic-properties draw:stroke="solid" svg:stroke-width="0.016cm" svg:stroke-color="#ff9900" draw:stroke-linejoin="miter" svg:stroke-linecap="square" draw:fill="none" fo:padding-top="0.008cm" fo:padding-bottom="0.008cm" fo:padding-left="0.008cm" fo:padding-right="0.008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e1e1e1"/>
    </style:style>
    <style:style style:name="P9" style:family="paragraph">
      <loext:graphic-properties draw:fill="none"/>
      <style:text-properties fo:font-size="5.69999980926514pt" style:font-size-asian="5.69999980926514pt" style:font-size-complex="5.69999980926514pt"/>
    </style:style>
    <style:style style:name="P10" style:family="paragraph">
      <loext:graphic-properties draw:fill="solid" draw:fill-color="#f0f0e0"/>
    </style:style>
    <style:style style:name="P11" style:family="paragraph">
      <loext:graphic-properties draw:fill="solid" draw:fill-color="#eeeeee"/>
    </style:style>
    <style:style style:name="P12" style:family="paragraph">
      <loext:graphic-properties draw:fill="solid" draw:fill-color="#eeddee"/>
    </style:style>
    <style:style style:name="P13" style:family="paragraph">
      <loext:graphic-properties draw:fill="solid" draw:fill-color="#0066cc"/>
    </style:style>
    <style:style style:name="P14" style:family="paragraph">
      <loext:graphic-properties draw:fill="solid" draw:fill-color="#ff3300"/>
    </style:style>
    <style:style style:name="P15" style:family="paragraph">
      <loext:graphic-properties draw:fill="solid" draw:fill-color="#ff6600"/>
    </style:style>
    <style:style style:name="P16" style:family="paragraph">
      <loext:graphic-properties draw:fill="solid" draw:fill-color="#ff9900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19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20" style:family="paragraph">
      <loext:graphic-properties draw:fill="none"/>
      <style:text-properties fo:font-size="4.80000019073486pt" style:font-size-asian="4.80000019073486pt" style:font-size-complex="4.80000019073486pt"/>
    </style:style>
    <style:style style:name="T1" style:family="text">
      <style:text-properties fo:color="#000000" style:text-outline="true" style:font-name="Arimo1" fo:font-size="18pt" style:font-size-asian="18pt" style:font-name-complex="Arimo1" style:font-size-complex="18pt"/>
    </style:style>
    <style:style style:name="T2" style:family="text">
      <style:text-properties fo:color="#000000" style:text-outline="true" style:font-name="Arimo1" fo:font-size="10pt" style:font-size-asian="10pt" style:font-name-complex="Arimo1" style:font-size-complex="10pt"/>
    </style:style>
    <style:style style:name="T3" style:family="text">
      <style:text-properties fo:color="#000000" style:text-outline="true" style:font-name="Arimo1" fo:font-size="12pt" style:font-size-asian="12pt" style:font-name-complex="Arimo1" style:font-size-complex="12pt"/>
    </style:style>
    <style:style style:name="T4" style:family="text">
      <style:text-properties fo:color="#000000" style:font-name="Arimo1" fo:font-size="12pt" style:font-size-asian="12pt" style:font-name-complex="Arimo1" style:font-size-complex="12pt"/>
    </style:style>
    <style:style style:name="T5" style:family="text">
      <style:text-properties fo:color="#000000" style:font-name="Arimo1" fo:font-size="5.69999980926514pt" style:font-size-asian="5.69999980926514pt" style:font-name-complex="Arimo1" style:font-size-complex="5.69999980926514pt"/>
    </style:style>
    <style:style style:name="T6" style:family="text">
      <style:text-properties fo:color="#000000" style:font-name="Arimo1" fo:font-size="6.59999990463257pt" style:font-size-asian="6.59999990463257pt" style:font-name-complex="Arimo1" style:font-size-complex="6.59999990463257pt"/>
    </style:style>
    <style:style style:name="T7" style:family="text">
      <style:text-properties fo:color="#000000" style:font-name="Arimo1" fo:font-size="5.19999980926514pt" style:font-size-asian="5.19999980926514pt" style:font-name-complex="Arimo1" style:font-size-complex="5.19999980926514pt"/>
    </style:style>
    <style:style style:name="T8" style:family="text">
      <style:text-properties fo:color="#ff0000" style:font-name="Arimo1" fo:font-size="4.80000019073486pt" style:font-size-asian="4.80000019073486pt" style:font-name-complex="Arimo1" style:font-size-complex="4.80000019073486pt"/>
    </style:style>
    <style:style style:name="T9" style:family="text">
      <style:text-properties fo:color="#0066cc" style:font-name="Arimo1" fo:font-size="4.80000019073486pt" style:font-size-asian="4.80000019073486pt" style:font-name-complex="Arimo1" style:font-size-complex="4.80000019073486pt"/>
    </style:style>
    <style:style style:name="T10" style:family="text">
      <style:text-properties fo:color="#ff6600" style:font-name="Arimo1" fo:font-size="4.80000019073486pt" style:font-size-asian="4.80000019073486pt" style:font-name-complex="Arimo1" style:font-size-complex="4.80000019073486pt"/>
    </style:style>
    <style:style style:name="T11" style:family="text">
      <style:text-properties fo:color="#ff9900" style:font-name="Arimo1" fo:font-size="4.80000019073486pt" style:font-size-asian="4.80000019073486pt" style:font-name-complex="Arimo1" style:font-size-complex="4.8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3.534cm" svg:y1="3.421cm" svg:x2="14.851cm" svg:y2="3.421cm">
          <text:p/>
        </draw:line>
        <draw:line draw:style-name="gr1" draw:text-style-name="P1" draw:layer="layout" svg:x1="14.851cm" svg:y1="3.421cm" svg:x2="26.169cm" svg:y2="3.421cm">
          <text:p/>
        </draw:line>
        <draw:frame draw:style-name="gr2" draw:text-style-name="P3" draw:layer="layout" svg:width="4.87cm" svg:height="0.712cm" svg:x="3.605cm" svg:y="2.6cm">
          <draw:text-box>
            <text:p text:style-name="P2"><text:span text:style-name="T1">Ile Interdite Gantt</text:span></text:p>
          </draw:text-box>
        </draw:frame>
        <draw:frame draw:style-name="gr3" draw:text-style-name="P4" draw:layer="layout" svg:width="2.03cm" svg:height="0.395cm" svg:x="24.06cm" svg:y="2.856cm">
          <draw:text-box>
            <text:p text:style-name="P2"><text:span text:style-name="T2">Jun 19, 2019</text:span></text:p>
          </draw:text-box>
        </draw:frame>
        <draw:frame draw:style-name="gr4" draw:text-style-name="P5" draw:layer="layout" svg:width="2.483cm" svg:height="0.475cm" svg:x="3.605cm" svg:y="5.544cm">
          <draw:text-box>
            <text:p text:style-name="P2"><text:span text:style-name="T3">Project dates</text:span></text:p>
          </draw:text-box>
        </draw:frame>
        <draw:frame draw:style-name="gr4" draw:text-style-name="P5" draw:layer="layout" svg:width="5.421cm" svg:height="0.475cm" svg:x="14.923cm" svg:y="5.544cm">
          <draw:text-box>
            <text:p text:style-name="P2"><text:span text:style-name="T4">May 15, 2019 - Jun 25, 2019</text:span></text:p>
          </draw:text-box>
        </draw:frame>
        <draw:frame draw:style-name="gr4" draw:text-style-name="P5" draw:layer="layout" svg:width="1.132cm" svg:height="0.475cm" svg:x="3.568cm" svg:y="6.225cm">
          <draw:text-box>
            <text:p text:style-name="P2"><text:span text:style-name="T3">Tasks</text:span></text:p>
          </draw:text-box>
        </draw:frame>
        <draw:frame draw:style-name="gr5" draw:text-style-name="P6" draw:layer="layout" svg:width="0.476cm" svg:height="0.5cm" svg:x="14.923cm" svg:y="6.3cm">
          <draw:text-box>
            <text:p text:style-name="P2"><text:span text:style-name="T4">14</text:span></text:p>
          </draw:text-box>
        </draw:frame>
      </draw:page>
      <draw:page draw:name="page2" draw:style-name="dp1" draw:master-page-name="master-page28">
        <draw:line draw:style-name="gr6" draw:text-style-name="P1" draw:layer="layout" svg:x1="16.577cm" svg:y1="3.157cm" svg:x2="1.412cm" svg:y2="3.157cm">
          <text:p/>
        </draw:line>
        <draw:line draw:style-name="gr6" draw:text-style-name="P1" draw:layer="layout" svg:x1="22.479cm" svg:y1="3.157cm" svg:x2="16.577cm" svg:y2="3.157cm">
          <text:p/>
        </draw:line>
        <draw:line draw:style-name="gr6" draw:text-style-name="P1" draw:layer="layout" svg:x1="28.291cm" svg:y1="3.157cm" svg:x2="22.479cm" svg:y2="3.157cm">
          <text:p/>
        </draw:line>
        <draw:frame draw:style-name="gr4" draw:text-style-name="P5" draw:layer="layout" svg:width="1.132cm" svg:height="0.475cm" svg:x="1.589cm" svg:y="2.651cm">
          <draw:text-box>
            <text:p text:style-name="P2"><text:span text:style-name="T3">Name</text:span></text:p>
          </draw:text-box>
        </draw:frame>
        <draw:frame draw:style-name="gr4" draw:text-style-name="P5" draw:layer="layout" svg:width="2.038cm" svg:height="0.475cm" svg:x="16.754cm" svg:y="2.651cm">
          <draw:text-box>
            <text:p text:style-name="P2"><text:span text:style-name="T3">Begin date</text:span></text:p>
          </draw:text-box>
        </draw:frame>
        <draw:frame draw:style-name="gr4" draw:text-style-name="P5" draw:layer="layout" svg:width="1.708cm" svg:height="0.475cm" svg:x="22.656cm" svg:y="2.651cm">
          <draw:text-box>
            <text:p text:style-name="P2"><text:span text:style-name="T3">End date</text:span></text:p>
          </draw:text-box>
        </draw:frame>
        <draw:frame draw:style-name="gr4" draw:text-style-name="P5" draw:layer="layout" svg:width="2.153cm" svg:height="0.475cm" svg:x="1.589cm" svg:y="3.286cm">
          <draw:text-box>
            <text:p text:style-name="P2"><text:span text:style-name="T4">Conception</text:span></text:p>
          </draw:text-box>
        </draw:frame>
        <draw:frame draw:style-name="gr4" draw:text-style-name="P5" draw:layer="layout" svg:width="1.424cm" svg:height="0.475cm" svg:x="16.754cm" svg:y="3.286cm">
          <draw:text-box>
            <text:p text:style-name="P2"><text:span text:style-name="T4">5/15/19</text:span></text:p>
          </draw:text-box>
        </draw:frame>
        <draw:frame draw:style-name="gr4" draw:text-style-name="P5" draw:layer="layout" svg:width="1.424cm" svg:height="0.475cm" svg:x="22.656cm" svg:y="3.286cm">
          <draw:text-box>
            <text:p text:style-name="P2"><text:span text:style-name="T4">6/21/19</text:span></text:p>
          </draw:text-box>
        </draw:frame>
        <draw:frame draw:style-name="gr4" draw:text-style-name="P5" draw:layer="layout" svg:width="4.036cm" svg:height="0.475cm" svg:x="1.942cm" svg:y="3.85cm">
          <draw:text-box>
            <text:p text:style-name="P2"><text:span text:style-name="T4">diagramme de classe</text:span></text:p>
          </draw:text-box>
        </draw:frame>
        <draw:frame draw:style-name="gr4" draw:text-style-name="P5" draw:layer="layout" svg:width="1.424cm" svg:height="0.475cm" svg:x="16.754cm" svg:y="3.85cm">
          <draw:text-box>
            <text:p text:style-name="P2"><text:span text:style-name="T4">5/15/19</text:span></text:p>
          </draw:text-box>
        </draw:frame>
        <draw:frame draw:style-name="gr4" draw:text-style-name="P5" draw:layer="layout" svg:width="1.424cm" svg:height="0.475cm" svg:x="22.656cm" svg:y="3.85cm">
          <draw:text-box>
            <text:p text:style-name="P2"><text:span text:style-name="T4">5/21/19</text:span></text:p>
          </draw:text-box>
        </draw:frame>
        <draw:frame draw:style-name="gr4" draw:text-style-name="P5" draw:layer="layout" svg:width="4.892cm" svg:height="0.475cm" svg:x="1.942cm" svg:y="4.415cm">
          <draw:text-box>
            <text:p text:style-name="P2"><text:span text:style-name="T4">diagrammes de séquence</text:span></text:p>
          </draw:text-box>
        </draw:frame>
        <draw:frame draw:style-name="gr4" draw:text-style-name="P5" draw:layer="layout" svg:width="1.424cm" svg:height="0.475cm" svg:x="16.754cm" svg:y="4.415cm">
          <draw:text-box>
            <text:p text:style-name="P2"><text:span text:style-name="T4">5/20/19</text:span></text:p>
          </draw:text-box>
        </draw:frame>
        <draw:frame draw:style-name="gr4" draw:text-style-name="P5" draw:layer="layout" svg:width="1.424cm" svg:height="0.475cm" svg:x="22.656cm" svg:y="4.415cm">
          <draw:text-box>
            <text:p text:style-name="P2"><text:span text:style-name="T4">5/24/19</text:span></text:p>
          </draw:text-box>
        </draw:frame>
        <draw:frame draw:style-name="gr4" draw:text-style-name="P5" draw:layer="layout" svg:width="4.206cm" svg:height="0.475cm" svg:x="1.942cm" svg:y="4.979cm">
          <draw:text-box>
            <text:p text:style-name="P2"><text:span text:style-name="T4">Vérification cohérence</text:span></text:p>
          </draw:text-box>
        </draw:frame>
        <draw:frame draw:style-name="gr4" draw:text-style-name="P5" draw:layer="layout" svg:width="1.187cm" svg:height="0.475cm" svg:x="16.754cm" svg:y="4.979cm">
          <draw:text-box>
            <text:p text:style-name="P2"><text:span text:style-name="T4">6/4/19</text:span></text:p>
          </draw:text-box>
        </draw:frame>
        <draw:frame draw:style-name="gr4" draw:text-style-name="P5" draw:layer="layout" svg:width="1.187cm" svg:height="0.475cm" svg:x="22.656cm" svg:y="4.979cm">
          <draw:text-box>
            <text:p text:style-name="P2"><text:span text:style-name="T4">6/6/19</text:span></text:p>
          </draw:text-box>
        </draw:frame>
        <draw:frame draw:style-name="gr4" draw:text-style-name="P5" draw:layer="layout" svg:width="4.206cm" svg:height="0.475cm" svg:x="1.942cm" svg:y="5.544cm">
          <draw:text-box>
            <text:p text:style-name="P2"><text:span text:style-name="T4">Verification cohérence</text:span></text:p>
          </draw:text-box>
        </draw:frame>
        <draw:frame draw:style-name="gr4" draw:text-style-name="P5" draw:layer="layout" svg:width="1.424cm" svg:height="0.475cm" svg:x="16.754cm" svg:y="5.544cm">
          <draw:text-box>
            <text:p text:style-name="P2"><text:span text:style-name="T4">6/21/19</text:span></text:p>
          </draw:text-box>
        </draw:frame>
        <draw:frame draw:style-name="gr4" draw:text-style-name="P5" draw:layer="layout" svg:width="1.424cm" svg:height="0.475cm" svg:x="22.656cm" svg:y="5.544cm">
          <draw:text-box>
            <text:p text:style-name="P2"><text:span text:style-name="T4">6/21/19</text:span></text:p>
          </draw:text-box>
        </draw:frame>
        <draw:frame draw:style-name="gr4" draw:text-style-name="P5" draw:layer="layout" svg:width="2.902cm" svg:height="0.475cm" svg:x="1.589cm" svg:y="6.602cm">
          <draw:text-box>
            <text:p text:style-name="P2"><text:span text:style-name="T4">Programmation</text:span></text:p>
          </draw:text-box>
        </draw:frame>
        <draw:frame draw:style-name="gr4" draw:text-style-name="P5" draw:layer="layout" svg:width="1.424cm" svg:height="0.475cm" svg:x="16.754cm" svg:y="6.602cm">
          <draw:text-box>
            <text:p text:style-name="P2"><text:span text:style-name="T4">5/22/19</text:span></text:p>
          </draw:text-box>
        </draw:frame>
        <draw:frame draw:style-name="gr4" draw:text-style-name="P5" draw:layer="layout" svg:width="1.424cm" svg:height="0.475cm" svg:x="22.656cm" svg:y="6.602cm">
          <draw:text-box>
            <text:p text:style-name="P2"><text:span text:style-name="T4">6/21/19</text:span></text:p>
          </draw:text-box>
        </draw:frame>
        <draw:frame draw:style-name="gr4" draw:text-style-name="P5" draw:layer="layout" svg:width="4.439cm" svg:height="0.475cm" svg:x="1.942cm" svg:y="7.166cm">
          <draw:text-box>
            <text:p text:style-name="P2"><text:span text:style-name="T4">Programmation partie 1</text:span></text:p>
          </draw:text-box>
        </draw:frame>
        <draw:frame draw:style-name="gr4" draw:text-style-name="P5" draw:layer="layout" svg:width="1.424cm" svg:height="0.475cm" svg:x="16.754cm" svg:y="7.166cm">
          <draw:text-box>
            <text:p text:style-name="P2"><text:span text:style-name="T4">5/22/19</text:span></text:p>
          </draw:text-box>
        </draw:frame>
        <draw:frame draw:style-name="gr4" draw:text-style-name="P5" draw:layer="layout" svg:width="1.187cm" svg:height="0.475cm" svg:x="22.656cm" svg:y="7.166cm">
          <draw:text-box>
            <text:p text:style-name="P2"><text:span text:style-name="T4">6/6/19</text:span></text:p>
          </draw:text-box>
        </draw:frame>
        <draw:frame draw:style-name="gr4" draw:text-style-name="P5" draw:layer="layout" svg:width="4.138cm" svg:height="0.475cm" svg:x="2.295cm" svg:y="7.731cm">
          <draw:text-box>
            <text:p text:style-name="P2"><text:span text:style-name="T4">Squelette des classes</text:span></text:p>
          </draw:text-box>
        </draw:frame>
        <draw:frame draw:style-name="gr4" draw:text-style-name="P5" draw:layer="layout" svg:width="1.424cm" svg:height="0.475cm" svg:x="16.754cm" svg:y="7.731cm">
          <draw:text-box>
            <text:p text:style-name="P2"><text:span text:style-name="T4">5/22/19</text:span></text:p>
          </draw:text-box>
        </draw:frame>
        <draw:frame draw:style-name="gr4" draw:text-style-name="P5" draw:layer="layout" svg:width="1.424cm" svg:height="0.475cm" svg:x="22.656cm" svg:y="7.731cm">
          <draw:text-box>
            <text:p text:style-name="P2"><text:span text:style-name="T4">5/23/19</text:span></text:p>
          </draw:text-box>
        </draw:frame>
        <draw:frame draw:style-name="gr4" draw:text-style-name="P5" draw:layer="layout" svg:width="4.015cm" svg:height="0.475cm" svg:x="2.295cm" svg:y="8.295cm">
          <draw:text-box>
            <text:p text:style-name="P2"><text:span text:style-name="T4">Méthodes principales</text:span></text:p>
          </draw:text-box>
        </draw:frame>
        <draw:frame draw:style-name="gr4" draw:text-style-name="P5" draw:layer="layout" svg:width="1.424cm" svg:height="0.475cm" svg:x="16.754cm" svg:y="8.295cm">
          <draw:text-box>
            <text:p text:style-name="P2"><text:span text:style-name="T4">5/24/19</text:span></text:p>
          </draw:text-box>
        </draw:frame>
        <draw:frame draw:style-name="gr4" draw:text-style-name="P5" draw:layer="layout" svg:width="1.187cm" svg:height="0.475cm" svg:x="22.656cm" svg:y="8.295cm">
          <draw:text-box>
            <text:p text:style-name="P2"><text:span text:style-name="T4">6/6/19</text:span></text:p>
          </draw:text-box>
        </draw:frame>
        <draw:frame draw:style-name="gr4" draw:text-style-name="P5" draw:layer="layout" svg:width="5.175cm" svg:height="0.475cm" svg:x="2.295cm" svg:y="8.86cm">
          <draw:text-box>
            <text:p text:style-name="P2"><text:span text:style-name="T4">Maquette fonctionnelle IHM</text:span></text:p>
          </draw:text-box>
        </draw:frame>
        <draw:frame draw:style-name="gr4" draw:text-style-name="P5" draw:layer="layout" svg:width="1.424cm" svg:height="0.475cm" svg:x="16.754cm" svg:y="8.86cm">
          <draw:text-box>
            <text:p text:style-name="P2"><text:span text:style-name="T4">5/28/19</text:span></text:p>
          </draw:text-box>
        </draw:frame>
        <draw:frame draw:style-name="gr4" draw:text-style-name="P5" draw:layer="layout" svg:width="1.187cm" svg:height="0.475cm" svg:x="22.656cm" svg:y="8.86cm">
          <draw:text-box>
            <text:p text:style-name="P2"><text:span text:style-name="T4">6/6/19</text:span></text:p>
          </draw:text-box>
        </draw:frame>
        <draw:frame draw:style-name="gr4" draw:text-style-name="P5" draw:layer="layout" svg:width="4.439cm" svg:height="0.475cm" svg:x="1.942cm" svg:y="9.424cm">
          <draw:text-box>
            <text:p text:style-name="P2"><text:span text:style-name="T4">Programmation partie 2</text:span></text:p>
          </draw:text-box>
        </draw:frame>
        <draw:frame draw:style-name="gr4" draw:text-style-name="P5" draw:layer="layout" svg:width="1.424cm" svg:height="0.475cm" svg:x="16.754cm" svg:y="9.424cm">
          <draw:text-box>
            <text:p text:style-name="P2"><text:span text:style-name="T4">6/17/19</text:span></text:p>
          </draw:text-box>
        </draw:frame>
        <draw:frame draw:style-name="gr4" draw:text-style-name="P5" draw:layer="layout" svg:width="1.424cm" svg:height="0.475cm" svg:x="22.656cm" svg:y="9.424cm">
          <draw:text-box>
            <text:p text:style-name="P2"><text:span text:style-name="T4">6/21/19</text:span></text:p>
          </draw:text-box>
        </draw:frame>
        <draw:frame draw:style-name="gr4" draw:text-style-name="P5" draw:layer="layout" svg:width="4.134cm" svg:height="0.475cm" svg:x="2.295cm" svg:y="9.989cm">
          <draw:text-box>
            <text:p text:style-name="P2"><text:span text:style-name="T4">Finalisation méthodes</text:span></text:p>
          </draw:text-box>
        </draw:frame>
        <draw:frame draw:style-name="gr4" draw:text-style-name="P5" draw:layer="layout" svg:width="1.424cm" svg:height="0.475cm" svg:x="16.754cm" svg:y="9.989cm">
          <draw:text-box>
            <text:p text:style-name="P2"><text:span text:style-name="T4">6/17/19</text:span></text:p>
          </draw:text-box>
        </draw:frame>
        <draw:frame draw:style-name="gr4" draw:text-style-name="P5" draw:layer="layout" svg:width="1.424cm" svg:height="0.475cm" svg:x="22.656cm" svg:y="9.989cm">
          <draw:text-box>
            <text:p text:style-name="P2"><text:span text:style-name="T4">6/21/19</text:span></text:p>
          </draw:text-box>
        </draw:frame>
        <draw:frame draw:style-name="gr4" draw:text-style-name="P5" draw:layer="layout" svg:width="3.042cm" svg:height="0.475cm" svg:x="2.295cm" svg:y="10.553cm">
          <draw:text-box>
            <text:p text:style-name="P2"><text:span text:style-name="T4">Finalisation IHM</text:span></text:p>
          </draw:text-box>
        </draw:frame>
        <draw:frame draw:style-name="gr4" draw:text-style-name="P5" draw:layer="layout" svg:width="1.424cm" svg:height="0.475cm" svg:x="16.754cm" svg:y="10.553cm">
          <draw:text-box>
            <text:p text:style-name="P2"><text:span text:style-name="T4">6/17/19</text:span></text:p>
          </draw:text-box>
        </draw:frame>
        <draw:frame draw:style-name="gr4" draw:text-style-name="P5" draw:layer="layout" svg:width="1.424cm" svg:height="0.475cm" svg:x="22.656cm" svg:y="10.553cm">
          <draw:text-box>
            <text:p text:style-name="P2"><text:span text:style-name="T4">6/21/19</text:span></text:p>
          </draw:text-box>
        </draw:frame>
        <draw:frame draw:style-name="gr4" draw:text-style-name="P5" draw:layer="layout" svg:width="3.524cm" svg:height="0.475cm" svg:x="1.589cm" svg:y="11.611cm">
          <draw:text-box>
            <text:p text:style-name="P2"><text:span text:style-name="T4">Presentation finale</text:span></text:p>
          </draw:text-box>
        </draw:frame>
        <draw:frame draw:style-name="gr4" draw:text-style-name="P5" draw:layer="layout" svg:width="1.424cm" svg:height="0.475cm" svg:x="16.754cm" svg:y="11.611cm">
          <draw:text-box>
            <text:p text:style-name="P2"><text:span text:style-name="T4">6/24/19</text:span></text:p>
          </draw:text-box>
        </draw:frame>
        <draw:line draw:style-name="gr1" draw:text-style-name="P1" draw:layer="layout" svg:x1="0.705cm" svg:y1="1.587cm" svg:x2="14.851cm" svg:y2="1.587cm">
          <text:p/>
        </draw:line>
        <draw:line draw:style-name="gr1" draw:text-style-name="P1" draw:layer="layout" svg:x1="14.851cm" svg:y1="1.587cm" svg:x2="28.998cm" svg:y2="1.587cm">
          <text:p/>
        </draw:line>
        <draw:frame draw:style-name="gr4" draw:text-style-name="P5" draw:layer="layout" svg:width="1.424cm" svg:height="0.475cm" svg:x="22.656cm" svg:y="11.611cm">
          <draw:text-box>
            <text:p text:style-name="P2"><text:span text:style-name="T4">6/24/19</text:span></text:p>
          </draw:text-box>
        </draw:frame>
        <draw:frame draw:style-name="gr2" draw:text-style-name="P3" draw:layer="layout" svg:width="4.87cm" svg:height="0.712cm" svg:x="0.776cm" svg:y="0.766cm">
          <draw:text-box>
            <text:p text:style-name="P2"><text:span text:style-name="T1">Ile Interdite Gantt</text:span></text:p>
          </draw:text-box>
        </draw:frame>
        <draw:frame draw:style-name="gr3" draw:text-style-name="P4" draw:layer="layout" svg:width="2.03cm" svg:height="0.395cm" svg:x="26.889cm" svg:y="1.021cm">
          <draw:text-box>
            <text:p text:style-name="P2"><text:span text:style-name="T2">Jun 19, 2019</text:span></text:p>
          </draw:text-box>
        </draw:frame>
        <draw:frame draw:style-name="gr2" draw:text-style-name="P3" draw:layer="layout" svg:width="1.695cm" svg:height="0.712cm" svg:x="0.811cm" svg:y="1.683cm">
          <draw:text-box>
            <text:p text:style-name="P2"><text:span text:style-name="T1">Tasks</text:span></text:p>
          </draw:text-box>
        </draw:frame>
        <draw:frame draw:style-name="gr3" draw:text-style-name="P4" draw:layer="layout" svg:width="0.352cm" svg:height="0.395cm" svg:x="28.732cm" svg:y="1.656cm">
          <draw:text-box>
            <text:p text:style-name="P2"><text:span text:style-name="T2">2</text:span></text:p>
          </draw:text-box>
        </draw:frame>
      </draw:page>
      <draw:page draw:name="page3" draw:style-name="dp1" draw:master-page-name="master-page28">
        <draw:line draw:style-name="gr1" draw:text-style-name="P1" draw:layer="layout" svg:x1="0.705cm" svg:y1="1.587cm" svg:x2="14.851cm" svg:y2="1.587cm">
          <text:p/>
        </draw:line>
        <draw:line draw:style-name="gr1" draw:text-style-name="P1" draw:layer="layout" svg:x1="14.851cm" svg:y1="1.587cm" svg:x2="28.998cm" svg:y2="1.587cm">
          <text:p/>
        </draw:line>
        <draw:frame draw:style-name="gr2" draw:text-style-name="P3" draw:layer="layout" svg:width="4.87cm" svg:height="0.712cm" svg:x="0.776cm" svg:y="0.766cm">
          <draw:text-box>
            <text:p text:style-name="P2"><text:span text:style-name="T1">Ile Interdite Gantt</text:span></text:p>
          </draw:text-box>
        </draw:frame>
        <draw:frame draw:style-name="gr3" draw:text-style-name="P4" draw:layer="layout" svg:width="2.03cm" svg:height="0.395cm" svg:x="26.889cm" svg:y="1.021cm">
          <draw:text-box>
            <text:p text:style-name="P2"><text:span text:style-name="T2">Jun 19, 2019</text:span></text:p>
          </draw:text-box>
        </draw:frame>
        <draw:frame draw:style-name="gr2" draw:text-style-name="P3" draw:layer="layout" svg:width="3.283cm" svg:height="0.712cm" svg:x="0.811cm" svg:y="1.683cm">
          <draw:text-box>
            <text:p text:style-name="P2"><text:span text:style-name="T1">Gantt Chart</text:span></text:p>
          </draw:text-box>
        </draw:frame>
        <draw:polygon draw:style-name="gr7" draw:text-style-name="P7" draw:layer="layout" svg:width="4.941cm" svg:height="0.784cm" svg:x="0.705cm" svg:y="2.469cm" svg:viewBox="0 0 4942 785" draw:points="0,0 4942,0 4942,785 0,785">
          <text:p/>
        </draw:polygon>
        <draw:frame draw:style-name="gr8" draw:text-style-name="P1" draw:layer="layout" svg:width="17.092cm" svg:height="0.784cm" svg:x="0.706cm" svg:y="2.469cm">
          <draw:image xlink:href="Pictures/10000000000004000000002F723754905B8D7B12.png" xlink:type="simple" xlink:show="embed" xlink:actuate="onLoad" loext:mime-type="image/png">
            <text:p/>
          </draw:image>
        </draw:frame>
        <draw:polygon draw:style-name="gr9" draw:text-style-name="P8" draw:layer="layout" svg:width="4.941cm" svg:height="0.318cm" svg:x="0.705cm" svg:y="3.253cm" svg:viewBox="0 0 4942 319" draw:points="0,0 4942,0 4942,319 0,319">
          <text:p/>
        </draw:polygon>
        <draw:frame draw:style-name="gr3" draw:text-style-name="P4" draw:layer="layout" svg:width="0.352cm" svg:height="0.395cm" svg:x="28.732cm" svg:y="1.656cm">
          <draw:text-box>
            <text:p text:style-name="P2"><text:span text:style-name="T2">3</text:span></text:p>
          </draw:text-box>
        </draw:frame>
        <draw:line draw:style-name="gr10" draw:text-style-name="P1" draw:layer="layout" svg:x1="3.476cm" svg:y1="3.253cm" svg:x2="3.476cm" svg:y2="3.554cm">
          <text:p/>
        </draw:line>
        <draw:line draw:style-name="gr10" draw:text-style-name="P1" draw:layer="layout" svg:x1="0.722cm" svg:y1="3.554cm" svg:x2="3.476cm" svg:y2="3.554cm">
          <text:p/>
        </draw:line>
        <draw:line draw:style-name="gr11" draw:text-style-name="P1" draw:layer="layout" svg:x1="0.705cm" svg:y1="3.253cm" svg:x2="3.459cm" svg:y2="3.253cm">
          <text:p/>
        </draw:line>
        <draw:line draw:style-name="gr11" draw:text-style-name="P1" draw:layer="layout" svg:x1="0.705cm" svg:y1="3.253cm" svg:x2="0.705cm" svg:y2="3.537cm">
          <text:p/>
        </draw:line>
        <draw:frame draw:style-name="gr12" draw:text-style-name="P9" draw:layer="layout" svg:width="0.531cm" svg:height="0.225cm" svg:x="1.807cm" svg:y="3.306cm">
          <draw:text-box>
            <text:p text:style-name="P2"><text:span text:style-name="T5">Name</text:span></text:p>
          </draw:text-box>
        </draw:frame>
        <draw:line draw:style-name="gr10" draw:text-style-name="P1" draw:layer="layout" svg:x1="4.561cm" svg:y1="3.253cm" svg:x2="4.561cm" svg:y2="3.554cm">
          <text:p/>
        </draw:line>
        <draw:line draw:style-name="gr10" draw:text-style-name="P1" draw:layer="layout" svg:x1="3.509cm" svg:y1="3.554cm" svg:x2="4.561cm" svg:y2="3.554cm">
          <text:p/>
        </draw:line>
        <draw:line draw:style-name="gr11" draw:text-style-name="P1" draw:layer="layout" svg:x1="3.493cm" svg:y1="3.253cm" svg:x2="4.544cm" svg:y2="3.253cm">
          <text:p/>
        </draw:line>
        <draw:line draw:style-name="gr11" draw:text-style-name="P1" draw:layer="layout" svg:x1="3.493cm" svg:y1="3.253cm" svg:x2="3.493cm" svg:y2="3.537cm">
          <text:p/>
        </draw:line>
        <draw:frame draw:style-name="gr12" draw:text-style-name="P9" draw:layer="layout" svg:width="0.836cm" svg:height="0.225cm" svg:x="3.56cm" svg:y="3.306cm">
          <draw:text-box>
            <text:p text:style-name="P2"><text:span text:style-name="T5">Begin d...</text:span></text:p>
          </draw:text-box>
        </draw:frame>
        <draw:line draw:style-name="gr10" draw:text-style-name="P1" draw:layer="layout" svg:x1="5.629cm" svg:y1="3.253cm" svg:x2="5.629cm" svg:y2="3.554cm">
          <text:p/>
        </draw:line>
        <draw:line draw:style-name="gr10" draw:text-style-name="P1" draw:layer="layout" svg:x1="4.594cm" svg:y1="3.554cm" svg:x2="5.629cm" svg:y2="3.554cm">
          <text:p/>
        </draw:line>
        <draw:line draw:style-name="gr11" draw:text-style-name="P1" draw:layer="layout" svg:x1="4.578cm" svg:y1="3.253cm" svg:x2="5.613cm" svg:y2="3.253cm">
          <text:p/>
        </draw:line>
        <draw:line draw:style-name="gr11" draw:text-style-name="P1" draw:layer="layout" svg:x1="4.578cm" svg:y1="3.253cm" svg:x2="4.578cm" svg:y2="3.537cm">
          <text:p/>
        </draw:line>
        <draw:polygon draw:style-name="gr7" draw:text-style-name="P7" draw:layer="layout" svg:width="4.941cm" svg:height="13.069cm" svg:x="0.705cm" svg:y="3.571cm" svg:viewBox="0 0 4942 13070" draw:points="0,0 4942,0 4942,13070 0,13070">
          <text:p/>
        </draw:polygon>
        <draw:polygon draw:style-name="gr7" draw:text-style-name="P7" draw:layer="layout" svg:width="2.788cm" svg:height="4.673cm" svg:x="0.705cm" svg:y="3.571cm" svg:viewBox="0 0 2789 4674" draw:points="0,0 2789,0 2789,4674 0,4674">
          <text:p/>
        </draw:polygon>
        <draw:polygon draw:style-name="gr13" draw:text-style-name="P7" draw:layer="layout" svg:width="0.134cm" svg:height="0.133cm" svg:x="0.755cm" svg:y="3.671cm" svg:viewBox="0 0 135 134" draw:points="0,0 135,0 135,134 0,134">
          <text:p/>
        </draw:polygon>
        <draw:line draw:style-name="gr14" draw:text-style-name="P1" draw:layer="layout" svg:x1="0.789cm" svg:y1="3.737cm" svg:x2="0.855cm" svg:y2="3.737cm">
          <text:p/>
        </draw:line>
        <draw:polygon draw:style-name="gr7" draw:text-style-name="P7" draw:layer="layout" svg:width="1.252cm" svg:height="0.333cm" svg:x="1.356cm" svg:y="3.571cm" svg:viewBox="0 0 1253 334" draw:points="0,0 1253,0 1253,334 0,334">
          <text:p/>
        </draw:polygon>
        <draw:frame draw:style-name="gr8" draw:text-style-name="P1" draw:layer="layout" svg:width="0.266cm" svg:height="0.266cm" svg:x="1.039cm" svg:y="3.604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794cm" svg:height="0.225cm" svg:x="4.662cm" svg:y="3.306cm">
          <draw:text-box>
            <text:p text:style-name="P2"><text:span text:style-name="T5">End date</text:span></text:p>
          </draw:text-box>
        </draw:frame>
        <draw:frame draw:style-name="gr12" draw:text-style-name="P9" draw:layer="layout" svg:width="1.005cm" svg:height="0.225cm" svg:x="1.373cm" svg:y="3.64cm">
          <draw:text-box>
            <text:p text:style-name="P2"><text:span text:style-name="T5">Conception</text:span></text:p>
          </draw:text-box>
        </draw:frame>
        <draw:frame draw:style-name="gr12" draw:text-style-name="P9" draw:layer="layout" svg:width="0.662cm" svg:height="0.225cm" svg:x="3.56cm" svg:y="3.64cm">
          <draw:text-box>
            <text:p text:style-name="P2"><text:span text:style-name="T5">5/15/19</text:span></text:p>
          </draw:text-box>
        </draw:frame>
        <draw:polygon draw:style-name="gr15" draw:text-style-name="P10" draw:layer="layout" svg:width="2.788cm" svg:height="4.673cm" svg:x="0.705cm" svg:y="3.571cm" svg:viewBox="0 0 2789 4674" draw:points="0,0 2789,0 2789,4674 0,4674">
          <text:p/>
        </draw:polygon>
        <draw:polygon draw:style-name="gr15" draw:text-style-name="P10" draw:layer="layout" svg:width="2.303cm" svg:height="0.334cm" svg:x="1.69cm" svg:y="3.904cm" svg:viewBox="0 0 2304 335" draw:points="0,0 2304,0 2304,335 0,335">
          <text:p/>
        </draw:polygon>
        <draw:frame draw:style-name="gr8" draw:text-style-name="P1" draw:layer="layout" svg:width="0.266cm" svg:height="0.266cm" svg:x="1.373cm" svg:y="3.938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662cm" svg:height="0.225cm" svg:x="4.645cm" svg:y="3.64cm">
          <draw:text-box>
            <text:p text:style-name="P2"><text:span text:style-name="T5">6/21/19</text:span></text:p>
          </draw:text-box>
        </draw:frame>
        <draw:polygon draw:style-name="gr15" draw:text-style-name="P10" draw:layer="layout" svg:width="1.085cm" svg:height="0.334cm" svg:x="3.493cm" svg:y="3.904cm" svg:viewBox="0 0 1086 335" draw:points="0,0 1086,0 1086,335 0,335">
          <text:p/>
        </draw:polygon>
        <draw:frame draw:style-name="gr12" draw:text-style-name="P9" draw:layer="layout" svg:width="1.488cm" svg:height="0.225cm" svg:x="1.707cm" svg:y="3.974cm">
          <draw:text-box>
            <text:p text:style-name="P2"><text:span text:style-name="T5">diagramme de ...</text:span></text:p>
          </draw:text-box>
        </draw:frame>
        <draw:polygon draw:style-name="gr15" draw:text-style-name="P10" draw:layer="layout" svg:width="1.068cm" svg:height="0.334cm" svg:x="4.578cm" svg:y="3.904cm" svg:viewBox="0 0 1069 335" draw:points="0,0 1069,0 1069,335 0,335">
          <text:p/>
        </draw:polygon>
        <draw:frame draw:style-name="gr12" draw:text-style-name="P9" draw:layer="layout" svg:width="0.662cm" svg:height="0.225cm" svg:x="3.56cm" svg:y="3.974cm">
          <draw:text-box>
            <text:p text:style-name="P2"><text:span text:style-name="T5">5/15/19</text:span></text:p>
          </draw:text-box>
        </draw:frame>
        <draw:polygon draw:style-name="gr7" draw:text-style-name="P7" draw:layer="layout" svg:width="2.788cm" svg:height="4.673cm" svg:x="0.705cm" svg:y="3.571cm" svg:viewBox="0 0 2789 4674" draw:points="0,0 2789,0 2789,4674 0,4674">
          <text:p/>
        </draw:polygon>
        <draw:polygon draw:style-name="gr7" draw:text-style-name="P7" draw:layer="layout" svg:width="2.787cm" svg:height="0.334cm" svg:x="1.69cm" svg:y="4.238cm" svg:viewBox="0 0 2788 335" draw:points="0,0 2788,0 2788,335 0,335">
          <text:p/>
        </draw:polygon>
        <draw:frame draw:style-name="gr8" draw:text-style-name="P1" draw:layer="layout" svg:width="0.266cm" svg:height="0.266cm" svg:x="1.373cm" svg:y="4.272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662cm" svg:height="0.225cm" svg:x="4.645cm" svg:y="3.974cm">
          <draw:text-box>
            <text:p text:style-name="P2"><text:span text:style-name="T5">5/21/19</text:span></text:p>
          </draw:text-box>
        </draw:frame>
        <draw:frame draw:style-name="gr12" draw:text-style-name="P9" draw:layer="layout" svg:width="1.534cm" svg:height="0.225cm" svg:x="1.707cm" svg:y="4.308cm">
          <draw:text-box>
            <text:p text:style-name="P2"><text:span text:style-name="T5">diagrammes de...</text:span></text:p>
          </draw:text-box>
        </draw:frame>
        <draw:frame draw:style-name="gr12" draw:text-style-name="P9" draw:layer="layout" svg:width="0.662cm" svg:height="0.225cm" svg:x="3.56cm" svg:y="4.308cm">
          <draw:text-box>
            <text:p text:style-name="P2"><text:span text:style-name="T5">5/20/19</text:span></text:p>
          </draw:text-box>
        </draw:frame>
        <draw:polygon draw:style-name="gr15" draw:text-style-name="P10" draw:layer="layout" svg:width="2.788cm" svg:height="4.673cm" svg:x="0.705cm" svg:y="3.571cm" svg:viewBox="0 0 2789 4674" draw:points="0,0 2789,0 2789,4674 0,4674">
          <text:p/>
        </draw:polygon>
        <draw:polygon draw:style-name="gr15" draw:text-style-name="P10" draw:layer="layout" svg:width="2.42cm" svg:height="0.334cm" svg:x="1.69cm" svg:y="4.572cm" svg:viewBox="0 0 2421 335" draw:points="0,0 2421,0 2421,335 0,335">
          <text:p/>
        </draw:polygon>
        <draw:frame draw:style-name="gr8" draw:text-style-name="P1" draw:layer="layout" svg:width="0.266cm" svg:height="0.266cm" svg:x="1.373cm" svg:y="4.606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662cm" svg:height="0.225cm" svg:x="4.645cm" svg:y="4.308cm">
          <draw:text-box>
            <text:p text:style-name="P2"><text:span text:style-name="T5">5/24/19</text:span></text:p>
          </draw:text-box>
        </draw:frame>
        <draw:polygon draw:style-name="gr15" draw:text-style-name="P10" draw:layer="layout" svg:width="1.085cm" svg:height="0.334cm" svg:x="3.493cm" svg:y="4.572cm" svg:viewBox="0 0 1086 335" draw:points="0,0 1086,0 1086,335 0,335">
          <text:p/>
        </draw:polygon>
        <draw:frame draw:style-name="gr12" draw:text-style-name="P9" draw:layer="layout" svg:width="1.522cm" svg:height="0.225cm" svg:x="1.707cm" svg:y="4.642cm">
          <draw:text-box>
            <text:p text:style-name="P2"><text:span text:style-name="T5">Vérification coh...</text:span></text:p>
          </draw:text-box>
        </draw:frame>
        <draw:polygon draw:style-name="gr15" draw:text-style-name="P10" draw:layer="layout" svg:width="1.068cm" svg:height="0.334cm" svg:x="4.578cm" svg:y="4.572cm" svg:viewBox="0 0 1069 335" draw:points="0,0 1069,0 1069,335 0,335">
          <text:p/>
        </draw:polygon>
        <draw:frame draw:style-name="gr12" draw:text-style-name="P9" draw:layer="layout" svg:width="0.552cm" svg:height="0.225cm" svg:x="3.56cm" svg:y="4.642cm">
          <draw:text-box>
            <text:p text:style-name="P2"><text:span text:style-name="T5">6/4/19</text:span></text:p>
          </draw:text-box>
        </draw:frame>
        <draw:polygon draw:style-name="gr7" draw:text-style-name="P7" draw:layer="layout" svg:width="2.788cm" svg:height="4.673cm" svg:x="0.705cm" svg:y="3.571cm" svg:viewBox="0 0 2789 4674" draw:points="0,0 2789,0 2789,4674 0,4674">
          <text:p/>
        </draw:polygon>
        <draw:polygon draw:style-name="gr7" draw:text-style-name="P7" draw:layer="layout" svg:width="2.42cm" svg:height="0.334cm" svg:x="1.69cm" svg:y="4.906cm" svg:viewBox="0 0 2421 335" draw:points="0,0 2421,0 2421,335 0,335">
          <text:p/>
        </draw:polygon>
        <draw:frame draw:style-name="gr8" draw:text-style-name="P1" draw:layer="layout" svg:width="0.266cm" svg:height="0.266cm" svg:x="1.373cm" svg:y="4.94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552cm" svg:height="0.225cm" svg:x="4.645cm" svg:y="4.642cm">
          <draw:text-box>
            <text:p text:style-name="P2"><text:span text:style-name="T5">6/6/19</text:span></text:p>
          </draw:text-box>
        </draw:frame>
        <draw:frame draw:style-name="gr12" draw:text-style-name="P9" draw:layer="layout" svg:width="1.522cm" svg:height="0.225cm" svg:x="1.707cm" svg:y="4.975cm">
          <draw:text-box>
            <text:p text:style-name="P2"><text:span text:style-name="T5">Verification coh...</text:span></text:p>
          </draw:text-box>
        </draw:frame>
        <draw:frame draw:style-name="gr12" draw:text-style-name="P9" draw:layer="layout" svg:width="0.662cm" svg:height="0.225cm" svg:x="3.56cm" svg:y="4.975cm">
          <draw:text-box>
            <text:p text:style-name="P2"><text:span text:style-name="T5">6/21/19</text:span></text:p>
          </draw:text-box>
        </draw:frame>
        <draw:polygon draw:style-name="gr15" draw:text-style-name="P10" draw:layer="layout" svg:width="2.788cm" svg:height="4.673cm" svg:x="0.705cm" svg:y="3.571cm" svg:viewBox="0 0 2789 4674" draw:points="0,0 2789,0 2789,4674 0,4674">
          <text:p/>
        </draw:polygon>
        <draw:polygon draw:style-name="gr13" draw:text-style-name="P7" draw:layer="layout" svg:width="0.134cm" svg:height="0.133cm" svg:x="0.755cm" svg:y="5.34cm" svg:viewBox="0 0 135 134" draw:points="0,0 135,0 135,134 0,134">
          <text:p/>
        </draw:polygon>
        <draw:line draw:style-name="gr14" draw:text-style-name="P1" draw:layer="layout" svg:x1="0.789cm" svg:y1="5.407cm" svg:x2="0.855cm" svg:y2="5.407cm">
          <text:p/>
        </draw:line>
        <draw:polygon draw:style-name="gr15" draw:text-style-name="P10" draw:layer="layout" svg:width="1.669cm" svg:height="0.334cm" svg:x="1.356cm" svg:y="5.24cm" svg:viewBox="0 0 1670 335" draw:points="0,0 1670,0 1670,335 0,335">
          <text:p/>
        </draw:polygon>
        <draw:frame draw:style-name="gr8" draw:text-style-name="P1" draw:layer="layout" svg:width="0.266cm" svg:height="0.266cm" svg:x="1.039cm" svg:y="5.274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662cm" svg:height="0.225cm" svg:x="4.645cm" svg:y="4.975cm">
          <draw:text-box>
            <text:p text:style-name="P2"><text:span text:style-name="T5">6/21/19</text:span></text:p>
          </draw:text-box>
        </draw:frame>
        <draw:polygon draw:style-name="gr15" draw:text-style-name="P10" draw:layer="layout" svg:width="1.085cm" svg:height="0.334cm" svg:x="3.493cm" svg:y="5.24cm" svg:viewBox="0 0 1086 335" draw:points="0,0 1086,0 1086,335 0,335">
          <text:p/>
        </draw:polygon>
        <draw:frame draw:style-name="gr12" draw:text-style-name="P9" draw:layer="layout" svg:width="1.357cm" svg:height="0.225cm" svg:x="1.373cm" svg:y="5.309cm">
          <draw:text-box>
            <text:p text:style-name="P2"><text:span text:style-name="T5">Programmation</text:span></text:p>
          </draw:text-box>
        </draw:frame>
        <draw:polygon draw:style-name="gr15" draw:text-style-name="P10" draw:layer="layout" svg:width="1.068cm" svg:height="0.334cm" svg:x="4.578cm" svg:y="5.24cm" svg:viewBox="0 0 1069 335" draw:points="0,0 1069,0 1069,335 0,335">
          <text:p/>
        </draw:polygon>
        <draw:frame draw:style-name="gr12" draw:text-style-name="P9" draw:layer="layout" svg:width="0.662cm" svg:height="0.225cm" svg:x="3.56cm" svg:y="5.309cm">
          <draw:text-box>
            <text:p text:style-name="P2"><text:span text:style-name="T5">5/22/19</text:span></text:p>
          </draw:text-box>
        </draw:frame>
        <draw:polygon draw:style-name="gr7" draw:text-style-name="P7" draw:layer="layout" svg:width="2.788cm" svg:height="4.673cm" svg:x="0.705cm" svg:y="3.571cm" svg:viewBox="0 0 2789 4674" draw:points="0,0 2789,0 2789,4674 0,4674">
          <text:p/>
        </draw:polygon>
        <draw:polygon draw:style-name="gr13" draw:text-style-name="P7" draw:layer="layout" svg:width="0.134cm" svg:height="0.133cm" svg:x="1.089cm" svg:y="5.674cm" svg:viewBox="0 0 135 134" draw:points="0,0 135,0 135,134 0,134">
          <text:p/>
        </draw:polygon>
        <draw:line draw:style-name="gr14" draw:text-style-name="P1" draw:layer="layout" svg:x1="1.122cm" svg:y1="5.74cm" svg:x2="1.189cm" svg:y2="5.74cm">
          <text:p/>
        </draw:line>
        <draw:polygon draw:style-name="gr7" draw:text-style-name="P7" draw:layer="layout" svg:width="2.554cm" svg:height="0.333cm" svg:x="1.69cm" svg:y="5.574cm" svg:viewBox="0 0 2555 334" draw:points="0,0 2555,0 2555,334 0,334">
          <text:p/>
        </draw:polygon>
        <draw:frame draw:style-name="gr8" draw:text-style-name="P1" draw:layer="layout" svg:width="0.266cm" svg:height="0.266cm" svg:x="1.373cm" svg:y="5.607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662cm" svg:height="0.225cm" svg:x="4.645cm" svg:y="5.309cm">
          <draw:text-box>
            <text:p text:style-name="P2"><text:span text:style-name="T5">6/21/19</text:span></text:p>
          </draw:text-box>
        </draw:frame>
        <draw:frame draw:style-name="gr12" draw:text-style-name="P9" draw:layer="layout" svg:width="1.522cm" svg:height="0.225cm" svg:x="1.707cm" svg:y="5.643cm">
          <draw:text-box>
            <text:p text:style-name="P2"><text:span text:style-name="T5">Programmation...</text:span></text:p>
          </draw:text-box>
        </draw:frame>
        <draw:frame draw:style-name="gr12" draw:text-style-name="P9" draw:layer="layout" svg:width="0.662cm" svg:height="0.225cm" svg:x="3.56cm" svg:y="5.643cm">
          <draw:text-box>
            <text:p text:style-name="P2"><text:span text:style-name="T5">5/22/19</text:span></text:p>
          </draw:text-box>
        </draw:frame>
        <draw:polygon draw:style-name="gr15" draw:text-style-name="P10" draw:layer="layout" svg:width="2.788cm" svg:height="4.673cm" svg:x="0.705cm" svg:y="3.571cm" svg:viewBox="0 0 2789 4674" draw:points="0,0 2789,0 2789,4674 0,4674">
          <text:p/>
        </draw:polygon>
        <draw:polygon draw:style-name="gr15" draw:text-style-name="P10" draw:layer="layout" svg:width="2.387cm" svg:height="0.334cm" svg:x="2.024cm" svg:y="5.907cm" svg:viewBox="0 0 2388 335" draw:points="0,0 2388,0 2388,335 0,335">
          <text:p/>
        </draw:polygon>
        <draw:frame draw:style-name="gr8" draw:text-style-name="P1" draw:layer="layout" svg:width="0.266cm" svg:height="0.266cm" svg:x="1.707cm" svg:y="5.941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552cm" svg:height="0.225cm" svg:x="4.645cm" svg:y="5.643cm">
          <draw:text-box>
            <text:p text:style-name="P2"><text:span text:style-name="T5">6/6/19</text:span></text:p>
          </draw:text-box>
        </draw:frame>
        <draw:polygon draw:style-name="gr15" draw:text-style-name="P10" draw:layer="layout" svg:width="1.085cm" svg:height="0.334cm" svg:x="3.493cm" svg:y="5.907cm" svg:viewBox="0 0 1086 335" draw:points="0,0 1086,0 1086,335 0,335">
          <text:p/>
        </draw:polygon>
        <draw:frame draw:style-name="gr12" draw:text-style-name="P9" draw:layer="layout" svg:width="1.166cm" svg:height="0.225cm" svg:x="2.041cm" svg:y="5.977cm">
          <draw:text-box>
            <text:p text:style-name="P2"><text:span text:style-name="T5">Squelette d...</text:span></text:p>
          </draw:text-box>
        </draw:frame>
        <draw:polygon draw:style-name="gr15" draw:text-style-name="P10" draw:layer="layout" svg:width="1.068cm" svg:height="0.334cm" svg:x="4.578cm" svg:y="5.907cm" svg:viewBox="0 0 1069 335" draw:points="0,0 1069,0 1069,335 0,335">
          <text:p/>
        </draw:polygon>
        <draw:frame draw:style-name="gr12" draw:text-style-name="P9" draw:layer="layout" svg:width="0.662cm" svg:height="0.225cm" svg:x="3.56cm" svg:y="5.977cm">
          <draw:text-box>
            <text:p text:style-name="P2"><text:span text:style-name="T5">5/22/19</text:span></text:p>
          </draw:text-box>
        </draw:frame>
        <draw:polygon draw:style-name="gr7" draw:text-style-name="P7" draw:layer="layout" svg:width="2.788cm" svg:height="4.673cm" svg:x="0.705cm" svg:y="3.571cm" svg:viewBox="0 0 2789 4674" draw:points="0,0 2789,0 2789,4674 0,4674">
          <text:p/>
        </draw:polygon>
        <draw:polygon draw:style-name="gr7" draw:text-style-name="P7" draw:layer="layout" svg:width="2.303cm" svg:height="0.334cm" svg:x="2.024cm" svg:y="6.241cm" svg:viewBox="0 0 2304 335" draw:points="0,0 2304,0 2304,335 0,335">
          <text:p/>
        </draw:polygon>
        <draw:frame draw:style-name="gr8" draw:text-style-name="P1" draw:layer="layout" svg:width="0.266cm" svg:height="0.266cm" svg:x="1.707cm" svg:y="6.275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662cm" svg:height="0.225cm" svg:x="4.645cm" svg:y="5.977cm">
          <draw:text-box>
            <text:p text:style-name="P2"><text:span text:style-name="T5">5/23/19</text:span></text:p>
          </draw:text-box>
        </draw:frame>
        <draw:frame draw:style-name="gr12" draw:text-style-name="P9" draw:layer="layout" svg:width="1.272cm" svg:height="0.225cm" svg:x="2.041cm" svg:y="6.311cm">
          <draw:text-box>
            <text:p text:style-name="P2"><text:span text:style-name="T5">Méthodes pr...</text:span></text:p>
          </draw:text-box>
        </draw:frame>
        <draw:frame draw:style-name="gr12" draw:text-style-name="P9" draw:layer="layout" svg:width="0.662cm" svg:height="0.225cm" svg:x="3.56cm" svg:y="6.311cm">
          <draw:text-box>
            <text:p text:style-name="P2"><text:span text:style-name="T5">5/24/19</text:span></text:p>
          </draw:text-box>
        </draw:frame>
        <draw:polygon draw:style-name="gr15" draw:text-style-name="P10" draw:layer="layout" svg:width="2.788cm" svg:height="4.673cm" svg:x="0.705cm" svg:y="3.571cm" svg:viewBox="0 0 2789 4674" draw:points="0,0 2789,0 2789,4674 0,4674">
          <text:p/>
        </draw:polygon>
        <draw:polygon draw:style-name="gr15" draw:text-style-name="P10" draw:layer="layout" svg:width="2.921cm" svg:height="0.334cm" svg:x="2.024cm" svg:y="6.575cm" svg:viewBox="0 0 2922 335" draw:points="0,0 2922,0 2922,335 0,335">
          <text:p/>
        </draw:polygon>
        <draw:frame draw:style-name="gr8" draw:text-style-name="P1" draw:layer="layout" svg:width="0.266cm" svg:height="0.266cm" svg:x="1.707cm" svg:y="6.609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552cm" svg:height="0.225cm" svg:x="4.645cm" svg:y="6.311cm">
          <draw:text-box>
            <text:p text:style-name="P2"><text:span text:style-name="T5">6/6/19</text:span></text:p>
          </draw:text-box>
        </draw:frame>
        <draw:polygon draw:style-name="gr15" draw:text-style-name="P10" draw:layer="layout" svg:width="1.085cm" svg:height="0.334cm" svg:x="3.493cm" svg:y="6.575cm" svg:viewBox="0 0 1086 335" draw:points="0,0 1086,0 1086,335 0,335">
          <text:p/>
        </draw:polygon>
        <draw:frame draw:style-name="gr12" draw:text-style-name="P9" draw:layer="layout" svg:width="1.213cm" svg:height="0.225cm" svg:x="2.041cm" svg:y="6.645cm">
          <draw:text-box>
            <text:p text:style-name="P2"><text:span text:style-name="T5">Maquette fo...</text:span></text:p>
          </draw:text-box>
        </draw:frame>
        <draw:polygon draw:style-name="gr15" draw:text-style-name="P10" draw:layer="layout" svg:width="1.068cm" svg:height="0.334cm" svg:x="4.578cm" svg:y="6.575cm" svg:viewBox="0 0 1069 335" draw:points="0,0 1069,0 1069,335 0,335">
          <text:p/>
        </draw:polygon>
        <draw:frame draw:style-name="gr12" draw:text-style-name="P9" draw:layer="layout" svg:width="0.662cm" svg:height="0.225cm" svg:x="3.56cm" svg:y="6.645cm">
          <draw:text-box>
            <text:p text:style-name="P2"><text:span text:style-name="T5">5/28/19</text:span></text:p>
          </draw:text-box>
        </draw:frame>
        <draw:polygon draw:style-name="gr7" draw:text-style-name="P7" draw:layer="layout" svg:width="2.788cm" svg:height="4.673cm" svg:x="0.705cm" svg:y="3.571cm" svg:viewBox="0 0 2789 4674" draw:points="0,0 2789,0 2789,4674 0,4674">
          <text:p/>
        </draw:polygon>
        <draw:polygon draw:style-name="gr13" draw:text-style-name="P7" draw:layer="layout" svg:width="0.134cm" svg:height="0.134cm" svg:x="1.089cm" svg:y="7.009cm" svg:viewBox="0 0 135 135" draw:points="0,0 135,0 135,135 0,135">
          <text:p/>
        </draw:polygon>
        <draw:line draw:style-name="gr14" draw:text-style-name="P1" draw:layer="layout" svg:x1="1.122cm" svg:y1="7.076cm" svg:x2="1.189cm" svg:y2="7.076cm">
          <text:p/>
        </draw:line>
        <draw:polygon draw:style-name="gr7" draw:text-style-name="P7" draw:layer="layout" svg:width="2.554cm" svg:height="0.334cm" svg:x="1.69cm" svg:y="6.909cm" svg:viewBox="0 0 2555 335" draw:points="0,0 2555,0 2555,335 0,335">
          <text:p/>
        </draw:polygon>
        <draw:frame draw:style-name="gr8" draw:text-style-name="P1" draw:layer="layout" svg:width="0.266cm" svg:height="0.266cm" svg:x="1.373cm" svg:y="6.943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552cm" svg:height="0.225cm" svg:x="4.645cm" svg:y="6.645cm">
          <draw:text-box>
            <text:p text:style-name="P2"><text:span text:style-name="T5">6/6/19</text:span></text:p>
          </draw:text-box>
        </draw:frame>
        <draw:frame draw:style-name="gr12" draw:text-style-name="P9" draw:layer="layout" svg:width="1.522cm" svg:height="0.225cm" svg:x="1.707cm" svg:y="6.979cm">
          <draw:text-box>
            <text:p text:style-name="P2"><text:span text:style-name="T5">Programmation...</text:span></text:p>
          </draw:text-box>
        </draw:frame>
        <draw:frame draw:style-name="gr12" draw:text-style-name="P9" draw:layer="layout" svg:width="0.662cm" svg:height="0.225cm" svg:x="3.56cm" svg:y="6.979cm">
          <draw:text-box>
            <text:p text:style-name="P2"><text:span text:style-name="T5">6/17/19</text:span></text:p>
          </draw:text-box>
        </draw:frame>
        <draw:polygon draw:style-name="gr15" draw:text-style-name="P10" draw:layer="layout" svg:width="2.788cm" svg:height="4.673cm" svg:x="0.705cm" svg:y="3.571cm" svg:viewBox="0 0 2789 4674" draw:points="0,0 2789,0 2789,4674 0,4674">
          <text:p/>
        </draw:polygon>
        <draw:polygon draw:style-name="gr15" draw:text-style-name="P10" draw:layer="layout" svg:width="2.37cm" svg:height="0.334cm" svg:x="2.024cm" svg:y="7.243cm" svg:viewBox="0 0 2371 335" draw:points="0,0 2371,0 2371,335 0,335">
          <text:p/>
        </draw:polygon>
        <draw:frame draw:style-name="gr8" draw:text-style-name="P1" draw:layer="layout" svg:width="0.266cm" svg:height="0.266cm" svg:x="1.707cm" svg:y="7.277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662cm" svg:height="0.225cm" svg:x="4.645cm" svg:y="6.979cm">
          <draw:text-box>
            <text:p text:style-name="P2"><text:span text:style-name="T5">6/21/19</text:span></text:p>
          </draw:text-box>
        </draw:frame>
        <draw:polygon draw:style-name="gr15" draw:text-style-name="P10" draw:layer="layout" svg:width="1.085cm" svg:height="0.334cm" svg:x="3.493cm" svg:y="7.243cm" svg:viewBox="0 0 1086 335" draw:points="0,0 1086,0 1086,335 0,335">
          <text:p/>
        </draw:polygon>
        <draw:frame draw:style-name="gr12" draw:text-style-name="P9" draw:layer="layout" svg:width="1.221cm" svg:height="0.225cm" svg:x="2.041cm" svg:y="7.312cm">
          <draw:text-box>
            <text:p text:style-name="P2"><text:span text:style-name="T5">Finalisation ...</text:span></text:p>
          </draw:text-box>
        </draw:frame>
        <draw:polygon draw:style-name="gr15" draw:text-style-name="P10" draw:layer="layout" svg:width="1.068cm" svg:height="0.334cm" svg:x="4.578cm" svg:y="7.243cm" svg:viewBox="0 0 1069 335" draw:points="0,0 1069,0 1069,335 0,335">
          <text:p/>
        </draw:polygon>
        <draw:frame draw:style-name="gr12" draw:text-style-name="P9" draw:layer="layout" svg:width="0.662cm" svg:height="0.225cm" svg:x="3.56cm" svg:y="7.312cm">
          <draw:text-box>
            <text:p text:style-name="P2"><text:span text:style-name="T5">6/17/19</text:span></text:p>
          </draw:text-box>
        </draw:frame>
        <draw:polygon draw:style-name="gr7" draw:text-style-name="P7" draw:layer="layout" svg:width="2.788cm" svg:height="4.673cm" svg:x="0.705cm" svg:y="3.571cm" svg:viewBox="0 0 2789 4674" draw:points="0,0 2789,0 2789,4674 0,4674">
          <text:p/>
        </draw:polygon>
        <draw:polygon draw:style-name="gr7" draw:text-style-name="P7" draw:layer="layout" svg:width="1.686cm" svg:height="0.333cm" svg:x="2.024cm" svg:y="7.577cm" svg:viewBox="0 0 1687 334" draw:points="0,0 1687,0 1687,334 0,334">
          <text:p/>
        </draw:polygon>
        <draw:frame draw:style-name="gr8" draw:text-style-name="P1" draw:layer="layout" svg:width="0.266cm" svg:height="0.266cm" svg:x="1.707cm" svg:y="7.61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662cm" svg:height="0.225cm" svg:x="4.645cm" svg:y="7.312cm">
          <draw:text-box>
            <text:p text:style-name="P2"><text:span text:style-name="T5">6/21/19</text:span></text:p>
          </draw:text-box>
        </draw:frame>
        <draw:frame draw:style-name="gr12" draw:text-style-name="P9" draw:layer="layout" svg:width="1.992cm" svg:height="0.225cm" svg:x="2.041cm" svg:y="7.646cm">
          <draw:text-box>
            <text:p text:style-name="P2"><text:span text:style-name="T5">Finalisation I... 6/17/19</text:span></text:p>
          </draw:text-box>
        </draw:frame>
        <draw:polygon draw:style-name="gr15" draw:text-style-name="P10" draw:layer="layout" svg:width="2.788cm" svg:height="4.673cm" svg:x="0.705cm" svg:y="3.571cm" svg:viewBox="0 0 2789 4674" draw:points="0,0 2789,0 2789,4674 0,4674">
          <text:p/>
        </draw:polygon>
        <draw:polygon draw:style-name="gr15" draw:text-style-name="P10" draw:layer="layout" svg:width="2.053cm" svg:height="0.334cm" svg:x="1.356cm" svg:y="7.91cm" svg:viewBox="0 0 2054 335" draw:points="0,0 2054,0 2054,335 0,335">
          <text:p/>
        </draw:polygon>
        <draw:frame draw:style-name="gr8" draw:text-style-name="P1" draw:layer="layout" svg:width="0.266cm" svg:height="0.266cm" svg:x="1.039cm" svg:y="7.944cm">
          <draw:image xlink:href="Pictures/100002010000001000000010B468791DE2F3F600.png" xlink:type="simple" xlink:show="embed" xlink:actuate="onLoad" loext:mime-type="image/png">
            <text:p/>
          </draw:image>
        </draw:frame>
        <draw:frame draw:style-name="gr12" draw:text-style-name="P9" draw:layer="layout" svg:width="0.662cm" svg:height="0.225cm" svg:x="4.645cm" svg:y="7.646cm">
          <draw:text-box>
            <text:p text:style-name="P2"><text:span text:style-name="T5">6/21/19</text:span></text:p>
          </draw:text-box>
        </draw:frame>
        <draw:polygon draw:style-name="gr15" draw:text-style-name="P10" draw:layer="layout" svg:width="1.085cm" svg:height="0.334cm" svg:x="3.493cm" svg:y="7.91cm" svg:viewBox="0 0 1086 335" draw:points="0,0 1086,0 1086,335 0,335">
          <text:p/>
        </draw:polygon>
        <draw:frame draw:style-name="gr12" draw:text-style-name="P9" draw:layer="layout" svg:width="1.64cm" svg:height="0.225cm" svg:x="1.373cm" svg:y="7.98cm">
          <draw:text-box>
            <text:p text:style-name="P2"><text:span text:style-name="T5">Presentation finale</text:span></text:p>
          </draw:text-box>
        </draw:frame>
        <draw:polygon draw:style-name="gr15" draw:text-style-name="P10" draw:layer="layout" svg:width="1.068cm" svg:height="0.334cm" svg:x="4.578cm" svg:y="7.91cm" svg:viewBox="0 0 1069 335" draw:points="0,0 1069,0 1069,335 0,335">
          <text:p/>
        </draw:polygon>
        <draw:frame draw:style-name="gr12" draw:text-style-name="P9" draw:layer="layout" svg:width="0.662cm" svg:height="0.225cm" svg:x="3.56cm" svg:y="7.98cm">
          <draw:text-box>
            <text:p text:style-name="P2"><text:span text:style-name="T5">6/24/19</text:span></text:p>
          </draw:text-box>
        </draw:frame>
        <draw:polygon draw:style-name="gr7" draw:text-style-name="P7" draw:layer="layout" svg:width="23.352cm" svg:height="5.775cm" svg:x="5.646cm" svg:y="2.469cm" svg:viewBox="0 0 23353 5776" draw:points="0,0 23353,0 23353,5776 0,5776">
          <text:p/>
        </draw:polygon>
        <draw:polygon draw:style-name="gr16" draw:text-style-name="P11" draw:layer="layout" svg:width="0cm" svg:height="5.775cm" svg:x="5.646cm" svg:y="3.537cm" svg:viewBox="0 0 0 5776" draw:points="0,0 0,5776">
          <text:p/>
        </draw:polygon>
        <draw:polygon draw:style-name="gr16" draw:text-style-name="P11" draw:layer="layout" svg:width="0.067cm" svg:height="5.776cm" svg:x="9.318cm" svg:y="3.537cm" svg:viewBox="0 0 68 5777" draw:points="0,0 68,0 68,5777 0,5777">
          <text:p/>
        </draw:polygon>
        <draw:polygon draw:style-name="gr16" draw:text-style-name="P11" draw:layer="layout" svg:width="0.083cm" svg:height="5.776cm" svg:x="9.385cm" svg:y="3.537cm" svg:viewBox="0 0 84 5777" draw:points="0,0 84,0 84,5777 0,5777">
          <text:p/>
        </draw:polygon>
        <draw:polygon draw:style-name="gr16" draw:text-style-name="P11" draw:layer="layout" svg:width="0.066cm" svg:height="5.776cm" svg:x="13.141cm" svg:y="3.537cm" svg:viewBox="0 0 67 5777" draw:points="0,0 67,0 67,5777 0,5777">
          <text:p/>
        </draw:polygon>
        <draw:polygon draw:style-name="gr16" draw:text-style-name="P11" draw:layer="layout" svg:width="0.084cm" svg:height="5.776cm" svg:x="13.207cm" svg:y="3.537cm" svg:viewBox="0 0 85 5777" draw:points="0,0 85,0 85,5777 0,5777">
          <text:p/>
        </draw:polygon>
        <draw:polygon draw:style-name="gr16" draw:text-style-name="P11" draw:layer="layout" svg:width="0.067cm" svg:height="5.776cm" svg:x="16.963cm" svg:y="3.537cm" svg:viewBox="0 0 68 5777" draw:points="0,0 68,0 68,5777 0,5777">
          <text:p/>
        </draw:polygon>
        <draw:polygon draw:style-name="gr16" draw:text-style-name="P11" draw:layer="layout" svg:width="0.067cm" svg:height="5.776cm" svg:x="17.03cm" svg:y="3.537cm" svg:viewBox="0 0 68 5777" draw:points="0,0 68,0 68,5777 0,5777">
          <text:p/>
        </draw:polygon>
        <draw:polygon draw:style-name="gr16" draw:text-style-name="P11" draw:layer="layout" svg:width="0.083cm" svg:height="5.776cm" svg:x="20.769cm" svg:y="3.537cm" svg:viewBox="0 0 84 5777" draw:points="0,0 84,0 84,5777 0,5777">
          <text:p/>
        </draw:polygon>
        <draw:polygon draw:style-name="gr16" draw:text-style-name="P11" draw:layer="layout" svg:width="0.067cm" svg:height="5.776cm" svg:x="20.852cm" svg:y="3.537cm" svg:viewBox="0 0 68 5777" draw:points="0,0 68,0 68,5777 0,5777">
          <text:p/>
        </draw:polygon>
        <draw:polygon draw:style-name="gr17" draw:text-style-name="P12" draw:layer="layout" svg:width="0.084cm" svg:height="5.776cm" svg:x="20.919cm" svg:y="3.537cm" svg:viewBox="0 0 85 5777" draw:points="0,0 85,0 85,5777 0,5777">
          <text:p/>
        </draw:polygon>
        <draw:polygon draw:style-name="gr17" draw:text-style-name="P12" draw:layer="layout" svg:width="0.066cm" svg:height="5.776cm" svg:x="21.003cm" svg:y="3.537cm" svg:viewBox="0 0 67 5777" draw:points="0,0 67,0 67,5777 0,5777">
          <text:p/>
        </draw:polygon>
        <draw:polygon draw:style-name="gr17" draw:text-style-name="P12" draw:layer="layout" svg:width="0.067cm" svg:height="5.776cm" svg:x="21.069cm" svg:y="3.537cm" svg:viewBox="0 0 68 5777" draw:points="0,0 68,0 68,5777 0,5777">
          <text:p/>
        </draw:polygon>
        <draw:polygon draw:style-name="gr17" draw:text-style-name="P12" draw:layer="layout" svg:width="0.084cm" svg:height="5.776cm" svg:x="21.136cm" svg:y="3.537cm" svg:viewBox="0 0 85 5777" draw:points="0,0 85,0 85,5777 0,5777">
          <text:p/>
        </draw:polygon>
        <draw:polygon draw:style-name="gr17" draw:text-style-name="P12" draw:layer="layout" svg:width="0.066cm" svg:height="5.776cm" svg:x="21.22cm" svg:y="3.537cm" svg:viewBox="0 0 67 5777" draw:points="0,0 67,0 67,5777 0,5777">
          <text:p/>
        </draw:polygon>
        <draw:polygon draw:style-name="gr17" draw:text-style-name="P12" draw:layer="layout" svg:width="0.084cm" svg:height="5.776cm" svg:x="21.286cm" svg:y="3.537cm" svg:viewBox="0 0 85 5777" draw:points="0,0 85,0 85,5777 0,5777">
          <text:p/>
        </draw:polygon>
        <draw:polygon draw:style-name="gr17" draw:text-style-name="P12" draw:layer="layout" svg:width="0.067cm" svg:height="5.776cm" svg:x="21.37cm" svg:y="3.537cm" svg:viewBox="0 0 68 5777" draw:points="0,0 68,0 68,5777 0,5777">
          <text:p/>
        </draw:polygon>
        <draw:polygon draw:style-name="gr16" draw:text-style-name="P11" draw:layer="layout" svg:width="0.067cm" svg:height="5.776cm" svg:x="25.109cm" svg:y="3.537cm" svg:viewBox="0 0 68 5777" draw:points="0,0 68,0 68,5777 0,5777">
          <text:p/>
        </draw:polygon>
        <draw:polygon draw:style-name="gr16" draw:text-style-name="P11" draw:layer="layout" svg:width="0.083cm" svg:height="5.776cm" svg:x="25.176cm" svg:y="3.537cm" svg:viewBox="0 0 84 5777" draw:points="0,0 84,0 84,5777 0,5777">
          <text:p/>
        </draw:polygon>
        <draw:polygon draw:style-name="gr16" draw:text-style-name="P11" draw:layer="layout" svg:width="0.067cm" svg:height="5.776cm" svg:x="28.931cm" svg:y="3.537cm" svg:viewBox="0 0 68 5777" draw:points="0,0 68,0 68,5777 0,5777">
          <text:p/>
        </draw:polygon>
        <draw:polygon draw:style-name="gr16" draw:text-style-name="P11" draw:layer="layout" svg:width="0.084cm" svg:height="5.776cm" svg:x="28.998cm" svg:y="3.537cm" svg:viewBox="0 0 85 5777" draw:points="0,0 85,0 85,5777 0,5777">
          <text:p/>
        </draw:polygon>
        <draw:frame draw:style-name="gr8" draw:text-style-name="P1" draw:layer="layout" svg:width="0.066cm" svg:height="0.066cm" svg:x="7.04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1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8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24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1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8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44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1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8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64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1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8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8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1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8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0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1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8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2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1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8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45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1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8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65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1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8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85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1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8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05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1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8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04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1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8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24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1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8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44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1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8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64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1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8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8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1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8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0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1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8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2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1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8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45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1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8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65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1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8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85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1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8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05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1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8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1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8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1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8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1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8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65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1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8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85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8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05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8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25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8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45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8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65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2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8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85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1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8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65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1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8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85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8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05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8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25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8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45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8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65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2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8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85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6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13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20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26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33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40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46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53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60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66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73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6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13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20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26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33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40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46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53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60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66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73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73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80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8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93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00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0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13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20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2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33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73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80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8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93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00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0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13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20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2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33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3.671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3.60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049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15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8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249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16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8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449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16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83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649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16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83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85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17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83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05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17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84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25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17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84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451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17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84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651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18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84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851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18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85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05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18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85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049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15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8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249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16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8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449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16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83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649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16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83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85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17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83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05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17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84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25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17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84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451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17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84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651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18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84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851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18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85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05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18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85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049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15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8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249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16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8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449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16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83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649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16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83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85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17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83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05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17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84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25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17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84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451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17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84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651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18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84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851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18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85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05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18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85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049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15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18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249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16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38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449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16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583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649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16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783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85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17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7.983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05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17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184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25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17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384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451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17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584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651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18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784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851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18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8.985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05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18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185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line draw:style-name="gr14" draw:text-style-name="P1" draw:layer="layout" svg:x1="7.115cm" svg:y1="3.954cm" svg:x2="9.318cm" svg:y2="3.954cm">
          <text:p/>
        </draw:line>
        <draw:line draw:style-name="gr14" draw:text-style-name="P1" draw:layer="layout" svg:x1="7.115cm" svg:y1="3.954cm" svg:x2="7.115cm" svg:y2="4.138cm">
          <text:p/>
        </draw:line>
        <draw:line draw:style-name="gr14" draw:text-style-name="P1" draw:layer="layout" svg:x1="7.115cm" svg:y1="4.138cm" svg:x2="9.318cm" svg:y2="4.138cm">
          <text:p/>
        </draw:line>
        <draw:frame draw:style-name="gr8" draw:text-style-name="P1" draw:layer="layout" svg:width="0.066cm" svg:height="0.066cm" svg:x="9.25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19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85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19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85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19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85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25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19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385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line draw:style-name="gr14" draw:text-style-name="P1" draw:layer="layout" svg:x1="9.318cm" svg:y1="3.954cm" svg:x2="9.468cm" svg:y2="3.954cm">
          <text:p/>
        </draw:line>
        <draw:line draw:style-name="gr14" draw:text-style-name="P1" draw:layer="layout" svg:x1="9.318cm" svg:y1="4.138cm" svg:x2="9.468cm" svg:y2="4.138cm">
          <text:p/>
        </draw:line>
        <draw:frame draw:style-name="gr8" draw:text-style-name="P1" draw:layer="layout" svg:width="0.066cm" svg:height="0.066cm" svg:x="9.45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19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86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65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19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86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853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86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053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87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253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87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454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2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87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654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21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88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854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4.1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19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86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65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19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86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853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86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053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87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253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87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454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2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87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654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21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88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854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4.0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19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86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65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19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86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853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86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053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87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253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87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454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2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87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654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21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88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854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4.005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19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86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65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19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86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853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86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053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87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253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87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454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2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87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654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21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88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854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3.938cm">
          <draw:image xlink:href="Pictures/100000000000000400000004FA2BD92A0717F98B.png" xlink:type="simple" xlink:show="embed" xlink:actuate="onLoad" loext:mime-type="image/png">
            <text:p/>
          </draw:image>
        </draw:frame>
        <draw:line draw:style-name="gr14" draw:text-style-name="P1" draw:layer="layout" svg:x1="9.468cm" svg:y1="3.954cm" svg:x2="10.937cm" svg:y2="3.954cm">
          <text:p/>
        </draw:line>
        <draw:line draw:style-name="gr14" draw:text-style-name="P1" draw:layer="layout" svg:x1="9.468cm" svg:y1="4.138cm" svg:x2="10.937cm" svg:y2="4.138cm">
          <text:p/>
        </draw:line>
        <draw:line draw:style-name="gr14" draw:text-style-name="P1" draw:layer="layout" svg:x1="10.937cm" svg:y1="3.954cm" svg:x2="10.937cm" svg:y2="4.138cm">
          <text:p/>
        </draw:line>
        <draw:frame draw:style-name="gr8" draw:text-style-name="P1" draw:layer="layout" svg:width="0.066cm" svg:height="0.066cm" svg:x="9.452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19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86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652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19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86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853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2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86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053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2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87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253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2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87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454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2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87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654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21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88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854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4.4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19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86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652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19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86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853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2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86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053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2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87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253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2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87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454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2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87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654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21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88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854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4.3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452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19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586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652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19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786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853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2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9.986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053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2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187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253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2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387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454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2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587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654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21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788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854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4.272cm">
          <draw:image xlink:href="Pictures/100000000000000400000004FA2BD92A0717F98B.png" xlink:type="simple" xlink:show="embed" xlink:actuate="onLoad" loext:mime-type="image/png">
            <text:p/>
          </draw:image>
        </draw:frame>
        <draw:polygon draw:style-name="gr14" draw:text-style-name="P1" draw:layer="layout" svg:width="3.673cm" svg:height="0.184cm" svg:x="9.468cm" svg:y="4.288cm" svg:viewBox="0 0 3674 185" draw:points="0,0 3674,0 3674,185 0,185">
          <text:p/>
        </draw:polygon>
        <draw:frame draw:style-name="gr8" draw:text-style-name="P1" draw:layer="layout" svg:width="0.066cm" svg:height="0.066cm" svg:x="17.798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4.739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4.6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4.606cm">
          <draw:image xlink:href="Pictures/100000000000000400000004FA2BD92A0717F98B.png" xlink:type="simple" xlink:show="embed" xlink:actuate="onLoad" loext:mime-type="image/png">
            <text:p/>
          </draw:image>
        </draw:frame>
        <draw:polygon draw:style-name="gr14" draw:text-style-name="P1" draw:layer="layout" svg:width="2.203cm" svg:height="0.184cm" svg:x="17.831cm" svg:y="4.622cm" svg:viewBox="0 0 2204 185" draw:points="0,0 2204,0 2204,185 0,185">
          <text:p/>
        </draw:polygon>
        <draw:frame draw:style-name="gr8" draw:text-style-name="P1" draw:layer="layout" svg:width="0.066cm" svg:height="0.066cm" svg:x="24.341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5.1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5.073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5.007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4.94cm">
          <draw:image xlink:href="Pictures/100000000000000400000004FA2BD92A0717F98B.png" xlink:type="simple" xlink:show="embed" xlink:actuate="onLoad" loext:mime-type="image/png">
            <text:p/>
          </draw:image>
        </draw:frame>
        <draw:polygon draw:style-name="gr14" draw:text-style-name="P1" draw:layer="layout" svg:width="0.735cm" svg:height="0.184cm" svg:x="24.374cm" svg:y="4.956cm" svg:viewBox="0 0 736 185" draw:points="0,0 736,0 736,185 0,185">
          <text:p/>
        </draw:polygon>
        <draw:frame draw:style-name="gr8" draw:text-style-name="P1" draw:layer="layout" svg:width="0.066cm" svg:height="0.066cm" svg:x="10.92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6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13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20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26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33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40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46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53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60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66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73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6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13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20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26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33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40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46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53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60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66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73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73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80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8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93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00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0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13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20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2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33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73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80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8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93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00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0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13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20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2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33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5.3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5.274cm">
          <draw:image xlink:href="Pictures/100000000000000400000004FFDF1E99AD571B1A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5.674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5.607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6.1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6.0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6.008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21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0.988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055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21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188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255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22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388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455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22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589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656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22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789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856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23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1.989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056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23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19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256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23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5.941cm">
          <draw:image xlink:href="Pictures/1000000000000004000000047703FAF6BA2DE6CF.png" xlink:type="simple" xlink:show="embed" xlink:actuate="onLoad" loext:mime-type="image/png">
            <text:p/>
          </draw:image>
        </draw:frame>
        <draw:polygon draw:style-name="gr14" draw:text-style-name="P1" draw:layer="layout" svg:width="1.469cm" svg:height="0.184cm" svg:x="10.937cm" svg:y="5.957cm" svg:viewBox="0 0 1470 185" draw:points="0,0 1470,0 1470,185 0,185">
          <text:p/>
        </draw:polygon>
        <draw:frame draw:style-name="gr8" draw:text-style-name="P1" draw:layer="layout" svg:width="0.066cm" svg:height="0.066cm" svg:x="12.3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3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45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2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5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65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2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79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85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2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2.99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05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line draw:style-name="gr14" draw:text-style-name="P1" draw:layer="layout" svg:x1="12.406cm" svg:y1="6.291cm" svg:x2="13.141cm" svg:y2="6.291cm">
          <text:p/>
        </draw:line>
        <draw:line draw:style-name="gr14" draw:text-style-name="P1" draw:layer="layout" svg:x1="12.406cm" svg:y1="6.291cm" svg:x2="12.406cm" svg:y2="6.475cm">
          <text:p/>
        </draw:line>
        <draw:line draw:style-name="gr14" draw:text-style-name="P1" draw:layer="layout" svg:x1="12.406cm" svg:y1="6.475cm" svg:x2="13.141cm" svg:y2="6.475cm">
          <text:p/>
        </draw:line>
        <draw:frame draw:style-name="gr8" draw:text-style-name="P1" draw:layer="layout" svg:width="0.066cm" svg:height="0.066cm" svg:x="13.12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2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19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line draw:style-name="gr14" draw:text-style-name="P1" draw:layer="layout" svg:x1="13.141cm" svg:y1="6.291cm" svg:x2="13.291cm" svg:y2="6.291cm">
          <text:p/>
        </draw:line>
        <draw:line draw:style-name="gr14" draw:text-style-name="P1" draw:layer="layout" svg:x1="13.141cm" svg:y1="6.475cm" svg:x2="13.291cm" svg:y2="6.475cm">
          <text:p/>
        </draw:line>
        <draw:frame draw:style-name="gr8" draw:text-style-name="P1" draw:layer="layout" svg:width="0.066cm" svg:height="0.066cm" svg:x="13.25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25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2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39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45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2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59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65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2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79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85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2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line draw:style-name="gr14" draw:text-style-name="P1" draw:layer="layout" svg:x1="13.291cm" svg:y1="6.291cm" svg:x2="16.963cm" svg:y2="6.291cm">
          <text:p/>
        </draw:line>
        <draw:line draw:style-name="gr14" draw:text-style-name="P1" draw:layer="layout" svg:x1="13.291cm" svg:y1="6.475cm" svg:x2="16.963cm" svg:y2="6.475cm">
          <text:p/>
        </draw:line>
        <draw:frame draw:style-name="gr8" draw:text-style-name="P1" draw:layer="layout" svg:width="0.066cm" svg:height="0.066cm" svg:x="16.9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line draw:style-name="gr14" draw:text-style-name="P1" draw:layer="layout" svg:x1="16.963cm" svg:y1="6.291cm" svg:x2="17.097cm" svg:y2="6.291cm">
          <text:p/>
        </draw:line>
        <draw:line draw:style-name="gr14" draw:text-style-name="P1" draw:layer="layout" svg:x1="16.963cm" svg:y1="6.475cm" svg:x2="17.097cm" svg:y2="6.475cm">
          <text:p/>
        </draw:line>
        <draw:frame draw:style-name="gr8" draw:text-style-name="P1" draw:layer="layout" svg:width="0.066cm" svg:height="0.066cm" svg:x="17.06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6.4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6.4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6.3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6.275cm">
          <draw:image xlink:href="Pictures/1000000000000004000000047703FAF6BA2DE6CF.png" xlink:type="simple" xlink:show="embed" xlink:actuate="onLoad" loext:mime-type="image/png">
            <text:p/>
          </draw:image>
        </draw:frame>
        <draw:line draw:style-name="gr14" draw:text-style-name="P1" draw:layer="layout" svg:x1="17.097cm" svg:y1="6.291cm" svg:x2="20.034cm" svg:y2="6.291cm">
          <text:p/>
        </draw:line>
        <draw:line draw:style-name="gr14" draw:text-style-name="P1" draw:layer="layout" svg:x1="17.097cm" svg:y1="6.475cm" svg:x2="20.034cm" svg:y2="6.475cm">
          <text:p/>
        </draw:line>
        <draw:line draw:style-name="gr14" draw:text-style-name="P1" draw:layer="layout" svg:x1="20.034cm" svg:y1="6.291cm" svg:x2="20.034cm" svg:y2="6.475cm">
          <text:p/>
        </draw:line>
        <draw:frame draw:style-name="gr8" draw:text-style-name="P1" draw:layer="layout" svg:width="0.066cm" svg:height="0.066cm" svg:x="13.992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3.992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05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2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19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25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2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39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4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2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59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6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2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79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8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2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4.99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06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2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19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26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28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395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46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28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595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662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28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795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862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2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5.995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062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2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19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26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2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39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46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59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66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79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86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line draw:style-name="gr14" draw:text-style-name="P1" draw:layer="layout" svg:x1="14.025cm" svg:y1="6.625cm" svg:x2="16.963cm" svg:y2="6.625cm">
          <text:p/>
        </draw:line>
        <draw:line draw:style-name="gr14" draw:text-style-name="P1" draw:layer="layout" svg:x1="14.025cm" svg:y1="6.625cm" svg:x2="14.025cm" svg:y2="6.809cm">
          <text:p/>
        </draw:line>
        <draw:line draw:style-name="gr14" draw:text-style-name="P1" draw:layer="layout" svg:x1="14.025cm" svg:y1="6.809cm" svg:x2="16.963cm" svg:y2="6.809cm">
          <text:p/>
        </draw:line>
        <draw:frame draw:style-name="gr8" draw:text-style-name="P1" draw:layer="layout" svg:width="0.066cm" svg:height="0.066cm" svg:x="16.9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6.99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line draw:style-name="gr14" draw:text-style-name="P1" draw:layer="layout" svg:x1="16.963cm" svg:y1="6.625cm" svg:x2="17.097cm" svg:y2="6.625cm">
          <text:p/>
        </draw:line>
        <draw:line draw:style-name="gr14" draw:text-style-name="P1" draw:layer="layout" svg:x1="16.963cm" svg:y1="6.809cm" svg:x2="17.097cm" svg:y2="6.809cm">
          <text:p/>
        </draw:line>
        <draw:frame draw:style-name="gr8" draw:text-style-name="P1" draw:layer="layout" svg:width="0.066cm" svg:height="0.066cm" svg:x="17.06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6.8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6.742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6.676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06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3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19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26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3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398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46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3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598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665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3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798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865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32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7.99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065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32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19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26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32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39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46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3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59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66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73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866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8.933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06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13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26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33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0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467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53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0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668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734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01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868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19.935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0.002cm" svg:y="6.609cm">
          <draw:image xlink:href="Pictures/1000000000000004000000047703FAF6BA2DE6CF.png" xlink:type="simple" xlink:show="embed" xlink:actuate="onLoad" loext:mime-type="image/png">
            <text:p/>
          </draw:image>
        </draw:frame>
        <draw:line draw:style-name="gr14" draw:text-style-name="P1" draw:layer="layout" svg:x1="17.097cm" svg:y1="6.625cm" svg:x2="20.034cm" svg:y2="6.625cm">
          <text:p/>
        </draw:line>
        <draw:line draw:style-name="gr14" draw:text-style-name="P1" draw:layer="layout" svg:x1="17.097cm" svg:y1="6.809cm" svg:x2="20.034cm" svg:y2="6.809cm">
          <text:p/>
        </draw:line>
        <draw:line draw:style-name="gr14" draw:text-style-name="P1" draw:layer="layout" svg:x1="20.034cm" svg:y1="6.625cm" svg:x2="20.034cm" svg:y2="6.809cm">
          <text:p/>
        </draw:line>
        <draw:frame draw:style-name="gr8" draw:text-style-name="P1" draw:layer="layout" svg:width="0.066cm" svg:height="0.066cm" svg:x="21.404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7.0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6.9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7.4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7.4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7.343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7.277cm">
          <draw:image xlink:href="Pictures/100000000000000400000004C53FF014DB3573DB.png" xlink:type="simple" xlink:show="embed" xlink:actuate="onLoad" loext:mime-type="image/png">
            <text:p/>
          </draw:image>
        </draw:frame>
        <draw:polygon draw:style-name="gr14" draw:text-style-name="P1" draw:layer="layout" svg:width="3.672cm" svg:height="0.183cm" svg:x="21.437cm" svg:y="7.293cm" svg:viewBox="0 0 3673 184" draw:points="0,0 3673,0 3673,184 0,184">
          <text:p/>
        </draw:polygon>
        <draw:frame draw:style-name="gr8" draw:text-style-name="P1" draw:layer="layout" svg:width="0.066cm" svg:height="0.066cm" svg:x="21.404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7.81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7.744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7.677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04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47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537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04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671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738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04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871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1.938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05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071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138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05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272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338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05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472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539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06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672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739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06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873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2.939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06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073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14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06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273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34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07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473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54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07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674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741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07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874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3.941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08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074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141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08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275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341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08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475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542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09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675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742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09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876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4.942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09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076cm" svg:y="7.61cm">
          <draw:image xlink:href="Pictures/100000000000000400000004C53FF014DB3573DB.png" xlink:type="simple" xlink:show="embed" xlink:actuate="onLoad" loext:mime-type="image/png">
            <text:p/>
          </draw:image>
        </draw:frame>
        <draw:polygon draw:style-name="gr14" draw:text-style-name="P1" draw:layer="layout" svg:width="3.672cm" svg:height="0.183cm" svg:x="21.437cm" svg:y="7.627cm" svg:viewBox="0 0 3673 184" draw:points="0,0 3673,0 3673,184 0,184">
          <text:p/>
        </draw:polygon>
        <draw:frame draw:style-name="gr8" draw:text-style-name="P1" draw:layer="layout" svg:width="0.066cm" svg:height="0.066cm" svg:x="25.209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276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343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41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477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543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61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677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744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81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877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944cm" svg:y="8.145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209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276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343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41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477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543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61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677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744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81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877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944cm" svg:y="8.078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209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276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343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41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477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543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61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677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744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81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877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944cm" svg:y="8.011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209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276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343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41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477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543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61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677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744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81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877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frame draw:style-name="gr8" draw:text-style-name="P1" draw:layer="layout" svg:width="0.066cm" svg:height="0.066cm" svg:x="25.944cm" svg:y="7.944cm">
          <draw:image xlink:href="Pictures/1000000000000004000000048794BD435F814FA9.png" xlink:type="simple" xlink:show="embed" xlink:actuate="onLoad" loext:mime-type="image/png">
            <text:p/>
          </draw:image>
        </draw:frame>
        <draw:polygon draw:style-name="gr14" draw:text-style-name="P1" draw:layer="layout" svg:width="0.734cm" svg:height="0.183cm" svg:x="25.259cm" svg:y="7.961cm" svg:viewBox="0 0 735 184" draw:points="0,0 735,0 735,184 0,184">
          <text:p/>
        </draw:polygon>
        <draw:polygon draw:style-name="gr18" draw:text-style-name="P13" draw:layer="layout" svg:width="0.183cm" svg:height="0.183cm" svg:x="7.115cm" svg:y="3.621cm" svg:viewBox="0 0 184 184" draw:points="0,0 184,0 0,184">
          <text:p/>
        </draw:polygon>
        <draw:polygon draw:style-name="gr18" draw:text-style-name="P13" draw:layer="layout" svg:width="0.184cm" svg:height="0.183cm" svg:x="24.925cm" svg:y="3.621cm" svg:viewBox="0 0 185 184" draw:points="185,0 0,0 185,184">
          <text:p/>
        </draw:polygon>
        <draw:polygon draw:style-name="gr19" draw:text-style-name="P14" draw:layer="layout" svg:width="0.184cm" svg:height="0.183cm" svg:x="10.937cm" svg:y="5.29cm" svg:viewBox="0 0 185 184" draw:points="0,0 185,0 0,184">
          <text:p/>
        </draw:polygon>
        <draw:polygon draw:style-name="gr19" draw:text-style-name="P14" draw:layer="layout" svg:width="0.184cm" svg:height="0.183cm" svg:x="24.925cm" svg:y="5.29cm" svg:viewBox="0 0 185 184" draw:points="185,0 0,0 185,184">
          <text:p/>
        </draw:polygon>
        <draw:polygon draw:style-name="gr20" draw:text-style-name="P15" draw:layer="layout" svg:width="0.184cm" svg:height="0.183cm" svg:x="10.937cm" svg:y="5.624cm" svg:viewBox="0 0 185 184" draw:points="0,0 185,0 0,184">
          <text:p/>
        </draw:polygon>
        <draw:polygon draw:style-name="gr20" draw:text-style-name="P15" draw:layer="layout" svg:width="0.183cm" svg:height="0.183cm" svg:x="19.851cm" svg:y="5.624cm" svg:viewBox="0 0 184 184" draw:points="184,0 0,0 184,184">
          <text:p/>
        </draw:polygon>
        <draw:polygon draw:style-name="gr21" draw:text-style-name="P16" draw:layer="layout" svg:width="0.183cm" svg:height="0.184cm" svg:x="21.437cm" svg:y="6.959cm" svg:viewBox="0 0 184 185" draw:points="0,0 184,0 0,185">
          <text:p/>
        </draw:polygon>
        <draw:polygon draw:style-name="gr21" draw:text-style-name="P16" draw:layer="layout" svg:width="0.184cm" svg:height="0.184cm" svg:x="24.925cm" svg:y="6.959cm" svg:viewBox="0 0 185 185" draw:points="185,0 0,0 185,185">
          <text:p/>
        </draw:polygon>
        <draw:line draw:style-name="gr10" draw:text-style-name="P1" draw:layer="layout" svg:x1="5.646cm" svg:y1="3.888cm" svg:x2="28.998cm" svg:y2="3.888cm">
          <text:p/>
        </draw:line>
        <draw:line draw:style-name="gr10" draw:text-style-name="P1" draw:layer="layout" svg:x1="5.646cm" svg:y1="4.221cm" svg:x2="28.998cm" svg:y2="4.221cm">
          <text:p/>
        </draw:line>
        <draw:line draw:style-name="gr10" draw:text-style-name="P1" draw:layer="layout" svg:x1="5.646cm" svg:y1="4.555cm" svg:x2="28.998cm" svg:y2="4.555cm">
          <text:p/>
        </draw:line>
        <draw:line draw:style-name="gr10" draw:text-style-name="P1" draw:layer="layout" svg:x1="5.646cm" svg:y1="4.889cm" svg:x2="28.998cm" svg:y2="4.889cm">
          <text:p/>
        </draw:line>
        <draw:line draw:style-name="gr10" draw:text-style-name="P1" draw:layer="layout" svg:x1="5.646cm" svg:y1="5.223cm" svg:x2="28.998cm" svg:y2="5.223cm">
          <text:p/>
        </draw:line>
        <draw:line draw:style-name="gr10" draw:text-style-name="P1" draw:layer="layout" svg:x1="5.646cm" svg:y1="5.557cm" svg:x2="28.998cm" svg:y2="5.557cm">
          <text:p/>
        </draw:line>
        <draw:line draw:style-name="gr10" draw:text-style-name="P1" draw:layer="layout" svg:x1="5.646cm" svg:y1="5.891cm" svg:x2="28.998cm" svg:y2="5.891cm">
          <text:p/>
        </draw:line>
        <draw:line draw:style-name="gr10" draw:text-style-name="P1" draw:layer="layout" svg:x1="5.646cm" svg:y1="6.225cm" svg:x2="28.998cm" svg:y2="6.225cm">
          <text:p/>
        </draw:line>
        <draw:line draw:style-name="gr10" draw:text-style-name="P1" draw:layer="layout" svg:x1="5.646cm" svg:y1="6.558cm" svg:x2="28.998cm" svg:y2="6.558cm">
          <text:p/>
        </draw:line>
        <draw:line draw:style-name="gr10" draw:text-style-name="P1" draw:layer="layout" svg:x1="5.646cm" svg:y1="6.892cm" svg:x2="28.998cm" svg:y2="6.892cm">
          <text:p/>
        </draw:line>
        <draw:line draw:style-name="gr10" draw:text-style-name="P1" draw:layer="layout" svg:x1="5.646cm" svg:y1="7.226cm" svg:x2="28.998cm" svg:y2="7.226cm">
          <text:p/>
        </draw:line>
        <draw:line draw:style-name="gr10" draw:text-style-name="P1" draw:layer="layout" svg:x1="5.646cm" svg:y1="7.56cm" svg:x2="28.998cm" svg:y2="7.56cm">
          <text:p/>
        </draw:line>
        <draw:line draw:style-name="gr10" draw:text-style-name="P1" draw:layer="layout" svg:x1="5.646cm" svg:y1="7.894cm" svg:x2="28.998cm" svg:y2="7.894cm">
          <text:p/>
        </draw:line>
        <draw:line draw:style-name="gr10" draw:text-style-name="P1" draw:layer="layout" svg:x1="5.646cm" svg:y1="8.228cm" svg:x2="28.998cm" svg:y2="8.228cm">
          <text:p/>
        </draw:line>
        <draw:polygon draw:style-name="gr22" draw:text-style-name="P17" draw:layer="layout" svg:width="0cm" svg:height="0.049cm" svg:x="7.115cm" svg:y="4.021cm" svg:viewBox="0 0 0 50" draw:points="0,0 0,50">
          <text:p/>
        </draw:polygon>
        <draw:polygon draw:style-name="gr22" draw:text-style-name="P17" draw:layer="layout" svg:width="0cm" svg:height="0.049cm" svg:x="9.468cm" svg:y="4.355cm" svg:viewBox="0 0 0 50" draw:points="0,0 0,50">
          <text:p/>
        </draw:polygon>
        <draw:polygon draw:style-name="gr22" draw:text-style-name="P17" draw:layer="layout" svg:width="0cm" svg:height="0.049cm" svg:x="17.831cm" svg:y="4.689cm" svg:viewBox="0 0 0 50" draw:points="0,0 0,50">
          <text:p/>
        </draw:polygon>
        <draw:polygon draw:style-name="gr22" draw:text-style-name="P17" draw:layer="layout" svg:width="0cm" svg:height="0.049cm" svg:x="24.374cm" svg:y="5.023cm" svg:viewBox="0 0 0 50" draw:points="0,0 0,50">
          <text:p/>
        </draw:polygon>
        <draw:polygon draw:style-name="gr22" draw:text-style-name="P17" draw:layer="layout" svg:width="0cm" svg:height="0.049cm" svg:x="10.937cm" svg:y="6.024cm" svg:viewBox="0 0 0 50" draw:points="0,0 0,50">
          <text:p/>
        </draw:polygon>
        <draw:polygon draw:style-name="gr22" draw:text-style-name="P17" draw:layer="layout" svg:width="0cm" svg:height="0.049cm" svg:x="12.406cm" svg:y="6.358cm" svg:viewBox="0 0 0 50" draw:points="0,0 0,50">
          <text:p/>
        </draw:polygon>
        <draw:polygon draw:style-name="gr22" draw:text-style-name="P17" draw:layer="layout" svg:width="0cm" svg:height="0.049cm" svg:x="14.025cm" svg:y="6.692cm" svg:viewBox="0 0 0 50" draw:points="0,0 0,50">
          <text:p/>
        </draw:polygon>
        <draw:polygon draw:style-name="gr22" draw:text-style-name="P17" draw:layer="layout" svg:width="0cm" svg:height="0.049cm" svg:x="21.437cm" svg:y="7.36cm" svg:viewBox="0 0 0 50" draw:points="0,0 0,50">
          <text:p/>
        </draw:polygon>
        <draw:polygon draw:style-name="gr22" draw:text-style-name="P17" draw:layer="layout" svg:width="0cm" svg:height="0.05cm" svg:x="21.437cm" svg:y="7.693cm" svg:viewBox="0 0 0 51" draw:points="0,0 0,51">
          <text:p/>
        </draw:polygon>
        <draw:polygon draw:style-name="gr22" draw:text-style-name="P17" draw:layer="layout" svg:width="0cm" svg:height="0.049cm" svg:x="25.259cm" svg:y="8.027cm" svg:viewBox="0 0 0 50" draw:points="0,0 0,50">
          <text:p/>
        </draw:polygon>
        <draw:polygon draw:style-name="gr16" draw:text-style-name="P11" draw:layer="layout" svg:width="23.352cm" svg:height="1.085cm" svg:x="5.646cm" svg:y="2.469cm" svg:viewBox="0 0 23353 1086" draw:points="0,0 23353,0 23353,1086 0,1086">
          <text:p/>
        </draw:polygon>
        <draw:polygon draw:style-name="gr16" draw:text-style-name="P11" draw:layer="layout" svg:width="0cm" svg:height="0.533cm" svg:x="5.646cm" svg:y="3.003cm" svg:viewBox="0 0 0 534" draw:points="0,0 0,534">
          <text:p/>
        </draw:polygon>
        <draw:polygon draw:style-name="gr16" draw:text-style-name="P11" draw:layer="layout" svg:width="0.067cm" svg:height="0.534cm" svg:x="9.318cm" svg:y="3.003cm" svg:viewBox="0 0 68 535" draw:points="0,0 68,0 68,535 0,535">
          <text:p/>
        </draw:polygon>
        <draw:polygon draw:style-name="gr16" draw:text-style-name="P11" draw:layer="layout" svg:width="0.083cm" svg:height="0.534cm" svg:x="9.385cm" svg:y="3.003cm" svg:viewBox="0 0 84 535" draw:points="0,0 84,0 84,535 0,535">
          <text:p/>
        </draw:polygon>
        <draw:polygon draw:style-name="gr16" draw:text-style-name="P11" draw:layer="layout" svg:width="0.066cm" svg:height="0.534cm" svg:x="13.141cm" svg:y="3.003cm" svg:viewBox="0 0 67 535" draw:points="0,0 67,0 67,535 0,535">
          <text:p/>
        </draw:polygon>
        <draw:polygon draw:style-name="gr16" draw:text-style-name="P11" draw:layer="layout" svg:width="0.084cm" svg:height="0.534cm" svg:x="13.207cm" svg:y="3.003cm" svg:viewBox="0 0 85 535" draw:points="0,0 85,0 85,535 0,535">
          <text:p/>
        </draw:polygon>
        <draw:polygon draw:style-name="gr16" draw:text-style-name="P11" draw:layer="layout" svg:width="0.067cm" svg:height="0.534cm" svg:x="16.963cm" svg:y="3.003cm" svg:viewBox="0 0 68 535" draw:points="0,0 68,0 68,535 0,535">
          <text:p/>
        </draw:polygon>
        <draw:polygon draw:style-name="gr16" draw:text-style-name="P11" draw:layer="layout" svg:width="0.067cm" svg:height="0.534cm" svg:x="17.03cm" svg:y="3.003cm" svg:viewBox="0 0 68 535" draw:points="0,0 68,0 68,535 0,535">
          <text:p/>
        </draw:polygon>
        <draw:polygon draw:style-name="gr16" draw:text-style-name="P11" draw:layer="layout" svg:width="0.083cm" svg:height="0.534cm" svg:x="20.769cm" svg:y="3.003cm" svg:viewBox="0 0 84 535" draw:points="0,0 84,0 84,535 0,535">
          <text:p/>
        </draw:polygon>
        <draw:polygon draw:style-name="gr16" draw:text-style-name="P11" draw:layer="layout" svg:width="0.067cm" svg:height="0.534cm" svg:x="20.852cm" svg:y="3.003cm" svg:viewBox="0 0 68 535" draw:points="0,0 68,0 68,535 0,535">
          <text:p/>
        </draw:polygon>
        <draw:polygon draw:style-name="gr17" draw:text-style-name="P12" draw:layer="layout" svg:width="0.084cm" svg:height="0.534cm" svg:x="20.919cm" svg:y="3.003cm" svg:viewBox="0 0 85 535" draw:points="0,0 85,0 85,535 0,535">
          <text:p/>
        </draw:polygon>
        <draw:polygon draw:style-name="gr17" draw:text-style-name="P12" draw:layer="layout" svg:width="0.066cm" svg:height="0.534cm" svg:x="21.003cm" svg:y="3.003cm" svg:viewBox="0 0 67 535" draw:points="0,0 67,0 67,535 0,535">
          <text:p/>
        </draw:polygon>
        <draw:polygon draw:style-name="gr17" draw:text-style-name="P12" draw:layer="layout" svg:width="0.067cm" svg:height="0.534cm" svg:x="21.069cm" svg:y="3.003cm" svg:viewBox="0 0 68 535" draw:points="0,0 68,0 68,535 0,535">
          <text:p/>
        </draw:polygon>
        <draw:polygon draw:style-name="gr17" draw:text-style-name="P12" draw:layer="layout" svg:width="0.084cm" svg:height="0.534cm" svg:x="21.136cm" svg:y="3.003cm" svg:viewBox="0 0 85 535" draw:points="0,0 85,0 85,535 0,535">
          <text:p/>
        </draw:polygon>
        <draw:polygon draw:style-name="gr17" draw:text-style-name="P12" draw:layer="layout" svg:width="0.066cm" svg:height="0.534cm" svg:x="21.22cm" svg:y="3.003cm" svg:viewBox="0 0 67 535" draw:points="0,0 67,0 67,535 0,535">
          <text:p/>
        </draw:polygon>
        <draw:polygon draw:style-name="gr17" draw:text-style-name="P12" draw:layer="layout" svg:width="0.084cm" svg:height="0.534cm" svg:x="21.286cm" svg:y="3.003cm" svg:viewBox="0 0 85 535" draw:points="0,0 85,0 85,535 0,535">
          <text:p/>
        </draw:polygon>
        <draw:polygon draw:style-name="gr17" draw:text-style-name="P12" draw:layer="layout" svg:width="0.067cm" svg:height="0.534cm" svg:x="21.37cm" svg:y="3.003cm" svg:viewBox="0 0 68 535" draw:points="0,0 68,0 68,535 0,535">
          <text:p/>
        </draw:polygon>
        <draw:polygon draw:style-name="gr16" draw:text-style-name="P11" draw:layer="layout" svg:width="0.067cm" svg:height="0.534cm" svg:x="25.109cm" svg:y="3.003cm" svg:viewBox="0 0 68 535" draw:points="0,0 68,0 68,535 0,535">
          <text:p/>
        </draw:polygon>
        <draw:polygon draw:style-name="gr16" draw:text-style-name="P11" draw:layer="layout" svg:width="0.083cm" svg:height="0.534cm" svg:x="25.176cm" svg:y="3.003cm" svg:viewBox="0 0 84 535" draw:points="0,0 84,0 84,535 0,535">
          <text:p/>
        </draw:polygon>
        <draw:polygon draw:style-name="gr16" draw:text-style-name="P11" draw:layer="layout" svg:width="0.067cm" svg:height="0.534cm" svg:x="28.931cm" svg:y="3.003cm" svg:viewBox="0 0 68 535" draw:points="0,0 68,0 68,535 0,535">
          <text:p/>
        </draw:polygon>
        <draw:polygon draw:style-name="gr16" draw:text-style-name="P11" draw:layer="layout" svg:width="0.084cm" svg:height="0.534cm" svg:x="28.998cm" svg:y="3.003cm" svg:viewBox="0 0 85 535" draw:points="0,0 85,0 85,535 0,535">
          <text:p/>
        </draw:polygon>
        <draw:line draw:style-name="gr14" draw:text-style-name="P1" draw:layer="layout" svg:x1="5.646cm" svg:y1="3.003cm" svg:x2="28.981cm" svg:y2="3.003cm">
          <text:p/>
        </draw:line>
        <draw:line draw:style-name="gr23" draw:text-style-name="P1" draw:layer="layout" svg:x1="5.646cm" svg:y1="3.537cm" svg:x2="28.965cm" svg:y2="3.537cm">
          <text:p/>
        </draw:line>
        <draw:line draw:style-name="gr14" draw:text-style-name="P1" draw:layer="layout" svg:x1="5.646cm" svg:y1="2.836cm" svg:x2="5.646cm" svg:y2="3.003cm">
          <text:p/>
        </draw:line>
        <draw:line draw:style-name="gr14" draw:text-style-name="P1" draw:layer="layout" svg:x1="16.963cm" svg:y1="2.836cm" svg:x2="16.963cm" svg:y2="3.003cm">
          <text:p/>
        </draw:line>
        <draw:line draw:style-name="gr14" draw:text-style-name="P1" draw:layer="layout" svg:x1="29.082cm" svg:y1="2.836cm" svg:x2="29.082cm" svg:y2="3.003cm">
          <text:p/>
        </draw:line>
        <draw:line draw:style-name="gr14" draw:text-style-name="P1" draw:layer="layout" svg:x1="6.38cm" svg:y1="3.003cm" svg:x2="6.38cm" svg:y2="3.17cm">
          <text:p/>
        </draw:line>
        <draw:line draw:style-name="gr14" draw:text-style-name="P1" draw:layer="layout" svg:x1="7.115cm" svg:y1="3.003cm" svg:x2="7.115cm" svg:y2="3.17cm">
          <text:p/>
        </draw:line>
        <draw:line draw:style-name="gr14" draw:text-style-name="P1" draw:layer="layout" svg:x1="7.849cm" svg:y1="3.003cm" svg:x2="7.849cm" svg:y2="3.17cm">
          <text:p/>
        </draw:line>
        <draw:line draw:style-name="gr14" draw:text-style-name="P1" draw:layer="layout" svg:x1="8.584cm" svg:y1="3.003cm" svg:x2="8.584cm" svg:y2="3.17cm">
          <text:p/>
        </draw:line>
        <draw:line draw:style-name="gr14" draw:text-style-name="P1" draw:layer="layout" svg:x1="10.203cm" svg:y1="3.003cm" svg:x2="10.203cm" svg:y2="3.17cm">
          <text:p/>
        </draw:line>
        <draw:line draw:style-name="gr14" draw:text-style-name="P1" draw:layer="layout" svg:x1="10.937cm" svg:y1="3.003cm" svg:x2="10.937cm" svg:y2="3.17cm">
          <text:p/>
        </draw:line>
        <draw:line draw:style-name="gr14" draw:text-style-name="P1" draw:layer="layout" svg:x1="11.672cm" svg:y1="3.003cm" svg:x2="11.672cm" svg:y2="3.17cm">
          <text:p/>
        </draw:line>
        <draw:line draw:style-name="gr14" draw:text-style-name="P1" draw:layer="layout" svg:x1="12.406cm" svg:y1="3.003cm" svg:x2="12.406cm" svg:y2="3.17cm">
          <text:p/>
        </draw:line>
        <draw:line draw:style-name="gr14" draw:text-style-name="P1" draw:layer="layout" svg:x1="14.025cm" svg:y1="3.003cm" svg:x2="14.025cm" svg:y2="3.17cm">
          <text:p/>
        </draw:line>
        <draw:line draw:style-name="gr14" draw:text-style-name="P1" draw:layer="layout" svg:x1="14.76cm" svg:y1="3.003cm" svg:x2="14.76cm" svg:y2="3.17cm">
          <text:p/>
        </draw:line>
        <draw:line draw:style-name="gr14" draw:text-style-name="P1" draw:layer="layout" svg:x1="15.494cm" svg:y1="3.003cm" svg:x2="15.494cm" svg:y2="3.17cm">
          <text:p/>
        </draw:line>
        <draw:line draw:style-name="gr14" draw:text-style-name="P1" draw:layer="layout" svg:x1="16.229cm" svg:y1="3.003cm" svg:x2="16.229cm" svg:y2="3.17cm">
          <text:p/>
        </draw:line>
        <draw:line draw:style-name="gr14" draw:text-style-name="P1" draw:layer="layout" svg:x1="17.831cm" svg:y1="3.003cm" svg:x2="17.831cm" svg:y2="3.17cm">
          <text:p/>
        </draw:line>
        <draw:line draw:style-name="gr14" draw:text-style-name="P1" draw:layer="layout" svg:x1="18.566cm" svg:y1="3.003cm" svg:x2="18.566cm" svg:y2="3.17cm">
          <text:p/>
        </draw:line>
        <draw:line draw:style-name="gr14" draw:text-style-name="P1" draw:layer="layout" svg:x1="19.3cm" svg:y1="3.003cm" svg:x2="19.3cm" svg:y2="3.17cm">
          <text:p/>
        </draw:line>
        <draw:line draw:style-name="gr14" draw:text-style-name="P1" draw:layer="layout" svg:x1="20.034cm" svg:y1="3.003cm" svg:x2="20.034cm" svg:y2="3.17cm">
          <text:p/>
        </draw:line>
        <draw:line draw:style-name="gr14" draw:text-style-name="P1" draw:layer="layout" svg:x1="22.171cm" svg:y1="3.003cm" svg:x2="22.171cm" svg:y2="3.17cm">
          <text:p/>
        </draw:line>
        <draw:line draw:style-name="gr14" draw:text-style-name="P1" draw:layer="layout" svg:x1="22.905cm" svg:y1="3.003cm" svg:x2="22.905cm" svg:y2="3.17cm">
          <text:p/>
        </draw:line>
        <draw:line draw:style-name="gr14" draw:text-style-name="P1" draw:layer="layout" svg:x1="23.64cm" svg:y1="3.003cm" svg:x2="23.64cm" svg:y2="3.17cm">
          <text:p/>
        </draw:line>
        <draw:line draw:style-name="gr14" draw:text-style-name="P1" draw:layer="layout" svg:x1="24.374cm" svg:y1="3.003cm" svg:x2="24.374cm" svg:y2="3.17cm">
          <text:p/>
        </draw:line>
        <draw:line draw:style-name="gr14" draw:text-style-name="P1" draw:layer="layout" svg:x1="25.993cm" svg:y1="3.003cm" svg:x2="25.993cm" svg:y2="3.17cm">
          <text:p/>
        </draw:line>
        <draw:line draw:style-name="gr14" draw:text-style-name="P1" draw:layer="layout" svg:x1="26.728cm" svg:y1="3.003cm" svg:x2="26.728cm" svg:y2="3.17cm">
          <text:p/>
        </draw:line>
        <draw:line draw:style-name="gr14" draw:text-style-name="P1" draw:layer="layout" svg:x1="27.462cm" svg:y1="3.003cm" svg:x2="27.462cm" svg:y2="3.17cm">
          <text:p/>
        </draw:line>
        <draw:line draw:style-name="gr14" draw:text-style-name="P1" draw:layer="layout" svg:x1="28.197cm" svg:y1="3.003cm" svg:x2="28.197cm" svg:y2="3.17cm">
          <text:p/>
        </draw:line>
        <draw:frame draw:style-name="gr12" draw:text-style-name="P9" draw:layer="layout" svg:width="0.662cm" svg:height="0.225cm" svg:x="4.645cm" svg:y="7.98cm">
          <draw:text-box>
            <text:p text:style-name="P2"><text:span text:style-name="T5">6/24/19</text:span></text:p>
          </draw:text-box>
        </draw:frame>
        <draw:frame draw:style-name="gr24" draw:text-style-name="P18" draw:layer="layout" svg:width="1.035cm" svg:height="0.264cm" svg:x="5.73cm" svg:y="2.575cm">
          <draw:text-box>
            <text:p text:style-name="P2"><text:span text:style-name="T6">May 2019</text:span></text:p>
          </draw:text-box>
        </draw:frame>
        <draw:frame draw:style-name="gr24" draw:text-style-name="P18" draw:layer="layout" svg:width="1.103cm" svg:height="0.264cm" svg:x="17.047cm" svg:y="2.575cm">
          <draw:text-box>
            <text:p text:style-name="P2"><text:span text:style-name="T6">June 2019</text:span></text:p>
          </draw:text-box>
        </draw:frame>
        <draw:frame draw:style-name="gr25" draw:text-style-name="P19" draw:layer="layout" svg:width="0.256cm" svg:height="0.204cm" svg:x="5.68cm" svg:y="3.154cm">
          <draw:text-box>
            <text:p text:style-name="P2"><text:span text:style-name="T7">1 3</text:span></text:p>
          </draw:text-box>
        </draw:frame>
        <draw:frame draw:style-name="gr25" draw:text-style-name="P19" draw:layer="layout" svg:width="0.256cm" svg:height="0.204cm" svg:x="6.414cm" svg:y="3.154cm">
          <draw:text-box>
            <text:p text:style-name="P2"><text:span text:style-name="T7">1 4</text:span></text:p>
          </draw:text-box>
        </draw:frame>
        <draw:frame draw:style-name="gr25" draw:text-style-name="P19" draw:layer="layout" svg:width="0.256cm" svg:height="0.204cm" svg:x="7.149cm" svg:y="3.154cm">
          <draw:text-box>
            <text:p text:style-name="P2"><text:span text:style-name="T7">1 5</text:span></text:p>
          </draw:text-box>
        </draw:frame>
        <draw:frame draw:style-name="gr25" draw:text-style-name="P19" draw:layer="layout" svg:width="0.256cm" svg:height="0.204cm" svg:x="7.883cm" svg:y="3.154cm">
          <draw:text-box>
            <text:p text:style-name="P2"><text:span text:style-name="T7">1 6</text:span></text:p>
          </draw:text-box>
        </draw:frame>
        <draw:frame draw:style-name="gr25" draw:text-style-name="P19" draw:layer="layout" svg:width="0.256cm" svg:height="0.204cm" svg:x="8.618cm" svg:y="3.154cm">
          <draw:text-box>
            <text:p text:style-name="P2"><text:span text:style-name="T7">1 7</text:span></text:p>
          </draw:text-box>
        </draw:frame>
        <draw:frame draw:style-name="gr25" draw:text-style-name="P19" draw:layer="layout" svg:width="0.256cm" svg:height="0.204cm" svg:x="9.502cm" svg:y="3.154cm">
          <draw:text-box>
            <text:p text:style-name="P2"><text:span text:style-name="T7">2 0</text:span></text:p>
          </draw:text-box>
        </draw:frame>
        <draw:frame draw:style-name="gr25" draw:text-style-name="P19" draw:layer="layout" svg:width="0.256cm" svg:height="0.204cm" svg:x="10.237cm" svg:y="3.154cm">
          <draw:text-box>
            <text:p text:style-name="P2"><text:span text:style-name="T7">2 1</text:span></text:p>
          </draw:text-box>
        </draw:frame>
        <draw:frame draw:style-name="gr25" draw:text-style-name="P19" draw:layer="layout" svg:width="0.256cm" svg:height="0.204cm" svg:x="10.971cm" svg:y="3.154cm">
          <draw:text-box>
            <text:p text:style-name="P2"><text:span text:style-name="T7">2 2</text:span></text:p>
          </draw:text-box>
        </draw:frame>
        <draw:frame draw:style-name="gr25" draw:text-style-name="P19" draw:layer="layout" svg:width="0.256cm" svg:height="0.204cm" svg:x="11.706cm" svg:y="3.154cm">
          <draw:text-box>
            <text:p text:style-name="P2"><text:span text:style-name="T7">2 3</text:span></text:p>
          </draw:text-box>
        </draw:frame>
        <draw:frame draw:style-name="gr25" draw:text-style-name="P19" draw:layer="layout" svg:width="0.256cm" svg:height="0.204cm" svg:x="12.44cm" svg:y="3.154cm">
          <draw:text-box>
            <text:p text:style-name="P2"><text:span text:style-name="T7">2 4</text:span></text:p>
          </draw:text-box>
        </draw:frame>
        <draw:frame draw:style-name="gr25" draw:text-style-name="P19" draw:layer="layout" svg:width="0.256cm" svg:height="0.204cm" svg:x="13.325cm" svg:y="3.154cm">
          <draw:text-box>
            <text:p text:style-name="P2"><text:span text:style-name="T7">2 7</text:span></text:p>
          </draw:text-box>
        </draw:frame>
        <draw:frame draw:style-name="gr25" draw:text-style-name="P19" draw:layer="layout" svg:width="0.256cm" svg:height="0.204cm" svg:x="14.059cm" svg:y="3.154cm">
          <draw:text-box>
            <text:p text:style-name="P2"><text:span text:style-name="T7">2 8</text:span></text:p>
          </draw:text-box>
        </draw:frame>
        <draw:frame draw:style-name="gr25" draw:text-style-name="P19" draw:layer="layout" svg:width="0.256cm" svg:height="0.204cm" svg:x="14.794cm" svg:y="3.154cm">
          <draw:text-box>
            <text:p text:style-name="P2"><text:span text:style-name="T7">2 9</text:span></text:p>
          </draw:text-box>
        </draw:frame>
        <draw:frame draw:style-name="gr25" draw:text-style-name="P19" draw:layer="layout" svg:width="0.256cm" svg:height="0.204cm" svg:x="15.528cm" svg:y="3.154cm">
          <draw:text-box>
            <text:p text:style-name="P2"><text:span text:style-name="T7">3 0</text:span></text:p>
          </draw:text-box>
        </draw:frame>
        <draw:frame draw:style-name="gr25" draw:text-style-name="P19" draw:layer="layout" svg:width="0.256cm" svg:height="0.204cm" svg:x="16.263cm" svg:y="3.154cm">
          <draw:text-box>
            <text:p text:style-name="P2"><text:span text:style-name="T7">3 1</text:span></text:p>
          </draw:text-box>
        </draw:frame>
        <draw:frame draw:style-name="gr25" draw:text-style-name="P19" draw:layer="layout" svg:width="0.183cm" svg:height="0.204cm" svg:x="17.131cm" svg:y="3.154cm">
          <draw:text-box>
            <text:p text:style-name="P2"><text:span text:style-name="T7">3</text:span></text:p>
          </draw:text-box>
        </draw:frame>
        <draw:frame draw:style-name="gr25" draw:text-style-name="P19" draw:layer="layout" svg:width="0.183cm" svg:height="0.204cm" svg:x="17.865cm" svg:y="3.154cm">
          <draw:text-box>
            <text:p text:style-name="P2"><text:span text:style-name="T7">4</text:span></text:p>
          </draw:text-box>
        </draw:frame>
        <draw:frame draw:style-name="gr25" draw:text-style-name="P19" draw:layer="layout" svg:width="0.183cm" svg:height="0.204cm" svg:x="18.599cm" svg:y="3.154cm">
          <draw:text-box>
            <text:p text:style-name="P2"><text:span text:style-name="T7">5</text:span></text:p>
          </draw:text-box>
        </draw:frame>
        <draw:frame draw:style-name="gr25" draw:text-style-name="P19" draw:layer="layout" svg:width="0.183cm" svg:height="0.204cm" svg:x="19.334cm" svg:y="3.154cm">
          <draw:text-box>
            <text:p text:style-name="P2"><text:span text:style-name="T7">6</text:span></text:p>
          </draw:text-box>
        </draw:frame>
        <draw:frame draw:style-name="gr25" draw:text-style-name="P19" draw:layer="layout" svg:width="0.183cm" svg:height="0.204cm" svg:x="20.068cm" svg:y="3.154cm">
          <draw:text-box>
            <text:p text:style-name="P2"><text:span text:style-name="T7">7</text:span></text:p>
          </draw:text-box>
        </draw:frame>
        <draw:frame draw:style-name="gr25" draw:text-style-name="P19" draw:layer="layout" svg:width="0.256cm" svg:height="0.204cm" svg:x="21.47cm" svg:y="3.154cm">
          <draw:text-box>
            <text:p text:style-name="P2"><text:span text:style-name="T7">1 7</text:span></text:p>
          </draw:text-box>
        </draw:frame>
        <draw:frame draw:style-name="gr25" draw:text-style-name="P19" draw:layer="layout" svg:width="0.256cm" svg:height="0.204cm" svg:x="22.205cm" svg:y="3.154cm">
          <draw:text-box>
            <text:p text:style-name="P2"><text:span text:style-name="T7">1 8</text:span></text:p>
          </draw:text-box>
        </draw:frame>
        <draw:frame draw:style-name="gr25" draw:text-style-name="P19" draw:layer="layout" svg:width="0.256cm" svg:height="0.204cm" svg:x="22.939cm" svg:y="3.154cm">
          <draw:text-box>
            <text:p text:style-name="P2"><text:span text:style-name="T7">1 9</text:span></text:p>
          </draw:text-box>
        </draw:frame>
        <draw:frame draw:style-name="gr25" draw:text-style-name="P19" draw:layer="layout" svg:width="0.256cm" svg:height="0.204cm" svg:x="23.674cm" svg:y="3.154cm">
          <draw:text-box>
            <text:p text:style-name="P2"><text:span text:style-name="T7">2 0</text:span></text:p>
          </draw:text-box>
        </draw:frame>
        <draw:frame draw:style-name="gr25" draw:text-style-name="P19" draw:layer="layout" svg:width="0.256cm" svg:height="0.204cm" svg:x="24.408cm" svg:y="3.154cm">
          <draw:text-box>
            <text:p text:style-name="P2"><text:span text:style-name="T7">2 1</text:span></text:p>
          </draw:text-box>
        </draw:frame>
        <draw:frame draw:style-name="gr25" draw:text-style-name="P19" draw:layer="layout" svg:width="0.256cm" svg:height="0.204cm" svg:x="25.293cm" svg:y="3.154cm">
          <draw:text-box>
            <text:p text:style-name="P2"><text:span text:style-name="T7">2 4</text:span></text:p>
          </draw:text-box>
        </draw:frame>
        <draw:frame draw:style-name="gr25" draw:text-style-name="P19" draw:layer="layout" svg:width="0.256cm" svg:height="0.204cm" svg:x="26.027cm" svg:y="3.154cm">
          <draw:text-box>
            <text:p text:style-name="P2"><text:span text:style-name="T7">2 5</text:span></text:p>
          </draw:text-box>
        </draw:frame>
        <draw:frame draw:style-name="gr25" draw:text-style-name="P19" draw:layer="layout" svg:width="0.256cm" svg:height="0.204cm" svg:x="26.762cm" svg:y="3.154cm">
          <draw:text-box>
            <text:p text:style-name="P2"><text:span text:style-name="T7">2 6</text:span></text:p>
          </draw:text-box>
        </draw:frame>
        <draw:frame draw:style-name="gr25" draw:text-style-name="P19" draw:layer="layout" svg:width="0.256cm" svg:height="0.204cm" svg:x="27.496cm" svg:y="3.154cm">
          <draw:text-box>
            <text:p text:style-name="P2"><text:span text:style-name="T7">2 7</text:span></text:p>
          </draw:text-box>
        </draw:frame>
        <draw:polygon draw:style-name="gr26" draw:text-style-name="P1" draw:layer="layout" svg:width="1.552cm" svg:height="0.167cm" svg:x="25.259cm" svg:y="2.786cm" svg:viewBox="0 0 1553 168" draw:points="0,0 1553,0 1553,168 0,168">
          <text:p/>
        </draw:polygon>
        <draw:frame draw:style-name="gr25" draw:text-style-name="P19" draw:layer="layout" svg:width="0.256cm" svg:height="0.204cm" svg:x="28.231cm" svg:y="3.154cm">
          <draw:text-box>
            <text:p text:style-name="P2"><text:span text:style-name="T7">2 8</text:span></text:p>
          </draw:text-box>
        </draw:frame>
        <draw:polygon draw:style-name="gr27" draw:text-style-name="P1" draw:layer="layout" svg:width="0.935cm" svg:height="0.167cm" svg:x="7.115cm" svg:y="2.786cm" svg:viewBox="0 0 936 168" draw:points="0,0 936,0 936,168 0,168">
          <text:p/>
        </draw:polygon>
        <draw:frame draw:style-name="gr28" draw:text-style-name="P20" draw:layer="layout" svg:width="1.395cm" svg:height="0.187cm" svg:x="25.26cm" svg:y="2.802cm">
          <draw:text-box>
            <text:p text:style-name="P2"><text:span text:style-name="T8">Presentation finale</text:span></text:p>
          </draw:text-box>
        </draw:frame>
        <draw:polygon draw:style-name="gr29" draw:text-style-name="P1" draw:layer="layout" svg:width="1.97cm" svg:height="0.167cm" svg:x="10.937cm" svg:y="2.786cm" svg:viewBox="0 0 1971 168" draw:points="0,0 1971,0 1971,168 0,168">
          <text:p/>
        </draw:polygon>
        <draw:frame draw:style-name="gr28" draw:text-style-name="P20" draw:layer="layout" svg:width="0.853cm" svg:height="0.187cm" svg:x="7.115cm" svg:y="2.802cm">
          <draw:text-box>
            <text:p text:style-name="P2"><text:span text:style-name="T9">Conception</text:span></text:p>
          </draw:text-box>
        </draw:frame>
        <draw:polygon draw:style-name="gr30" draw:text-style-name="P1" draw:layer="layout" svg:width="1.969cm" svg:height="0.167cm" svg:x="21.437cm" svg:y="2.786cm" svg:viewBox="0 0 1970 168" draw:points="0,0 1970,0 1970,168 0,168">
          <text:p/>
        </draw:polygon>
        <draw:frame draw:style-name="gr28" draw:text-style-name="P20" draw:layer="layout" svg:width="1.755cm" svg:height="0.187cm" svg:x="10.938cm" svg:y="2.802cm">
          <draw:text-box>
            <text:p text:style-name="P2"><text:span text:style-name="T10">Programmation partie 1</text:span></text:p>
          </draw:text-box>
        </draw:frame>
        <draw:frame draw:style-name="gr28" draw:text-style-name="P20" draw:layer="layout" svg:width="1.755cm" svg:height="0.187cm" svg:x="21.437cm" svg:y="2.802cm">
          <draw:text-box>
            <text:p text:style-name="P2"><text:span text:style-name="T11">Programmation partie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1" svg:font-family="Arimo"/>
    <style:font-face style:name="Arimo" svg:font-family="Arimo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7cm" fo:margin-left="3.5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19T10:57:17.326432439</dc:date>
    <meta:editing-duration>PT26S</meta:editing-duration>
    <meta:editing-cycles>1</meta:editing-cycles>
    <meta:document-statistic meta:object-count="3758"/>
    <meta:generator>LibreOffice/6.2.4.2$Linux_X86_64 LibreOffice_project/2412653d852ce75f65fbfa83fb7e7b669a126d64</meta:generator>
  </office:meta>
</office:document-meta>
</file>